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103.8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5.66pt"/>
    </style:style>
    <style:style style:name="co9" style:family="table-column">
      <style:table-column-properties fo:break-before="auto" style:column-width="68.09pt"/>
    </style:style>
    <style:style style:name="co10" style:family="table-column">
      <style:table-column-properties fo:break-before="auto" style:column-width="96.15pt"/>
    </style:style>
    <style:style style:name="co11" style:family="table-column">
      <style:table-column-properties fo:break-before="auto" style:column-width="73.7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127.19pt"/>
    </style:style>
    <style:style style:name="co14" style:family="table-column">
      <style:table-column-properties fo:break-before="auto" style:column-width="69.65pt"/>
    </style:style>
    <style:style style:name="co15" style:family="table-column">
      <style:table-column-properties fo:break-before="auto" style:column-width="97.71pt"/>
    </style:style>
    <style:style style:name="co16" style:family="table-column">
      <style:table-column-properties fo:break-before="auto" style:column-width="75.26pt"/>
    </style:style>
    <style:style style:name="co17" style:family="table-column">
      <style:table-column-properties fo:break-before="auto" style:column-width="72.45pt"/>
    </style:style>
    <style:style style:name="co18" style:family="table-column">
      <style:table-column-properties fo:break-before="auto" style:column-width="65.54pt"/>
    </style:style>
    <style:style style:name="ro1" style:family="table-row">
      <style:table-row-properties style:row-height="25.7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ep50_range3000" table:style-name="ta1">
        <table:shapes>
          <draw:frame draw:z-index="0" draw:style-name="gr1" draw:text-style-name="P1" svg:width="453.46pt" svg:height="255.23pt" svg:x="529.31pt" svg:y="2.83pt">
            <draw:object draw:notify-on-update-of-ranges="step50_range3000.A2:step50_range3000.A61 step50_range3000.B1:step50_range3000.B1 step50_range3000.B2:step50_range3000.B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pt" svg:height="254.66pt" svg:x="932.54pt" svg:y="31.63pt">
            <draw:object draw:notify-on-update-of-ranges="step50_range3000.A2:step50_range3000.A61 step50_range3000.C1:step50_range3000.C1 step50_range3000.C2:step50_range3000.C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6pt" svg:height="254.66pt" svg:x="543.37pt" svg:y="350.33pt">
            <draw:object draw:notify-on-update-of-ranges="step50_range3000.F2:step50_range3000.F61 step50_range3000.F1:step50_range3000.F1 step50_range3000.B2:step50_range3000.B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3]/3000)*[.E3]/10" office:value-type="float" office:value="0.201666666666667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4]/3000)*[.E4]/10" office:value-type="float" office:value="0.403333333333333" calcext:value-type="float">
            <text:p>0.40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5]/3000)*[.E5]/10" office:value-type="float" office:value="0.605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6]/3000)*[.E6]/10" office:value-type="float" office:value="0.806666666666667" calcext:value-type="float">
            <text:p>0.81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table:style-name="ce2" table:formula="of:=([.A7]/3000)*[.E7]/10" office:value-type="float" office:value="1.01666666666667" calcext:value-type="float">
            <text:p>1.02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80" calcext:value-type="float">
            <text:p>580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8]/3000)*[.E8]/10" office:value-type="float" office:value="1.21" calcext:value-type="float">
            <text:p>1.21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9]/3000)*[.E9]/10" office:value-type="float" office:value="1.41166666666667" calcext:value-type="float">
            <text:p>1.41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0]/3000)*[.E10]/10" office:value-type="float" office:value="1.61333333333333" calcext:value-type="float">
            <text:p>1.61</text:p>
          </table:table-cell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940" calcext:value-type="float">
            <text:p>940</text:p>
          </table:table-cell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1]/3000)*[.E11]/10" office:value-type="float" office:value="1.815" calcext:value-type="float">
            <text:p>1.82</text:p>
          </table:table-cell>
          <table:table-cell table:number-columns-repeated="1018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2]/3000)*[.E12]/10" office:value-type="float" office:value="2.01666666666667" calcext:value-type="float">
            <text:p>2.02</text:p>
          </table:table-cell>
          <table:table-cell table:number-columns-repeated="1018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2" office:value-type="float" office:value="1180" calcext:value-type="float">
            <text:p>118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13]/3000)*[.E13]/10" office:value-type="float" office:value="2.16333333333333" calcext:value-type="float">
            <text:p>2.16</text:p>
          </table:table-cell>
          <table:table-cell table:number-columns-repeated="101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style-name="ce2" table:formula="of:=([.A14]/3000)*[.E14]/10" office:value-type="float" office:value="2.44" calcext:value-type="float">
            <text:p>2.44</text:p>
          </table:table-cell>
          <table:table-cell table:number-columns-repeated="1018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00" calcext:value-type="float">
            <text:p>1400</text:p>
          </table:table-cell>
          <table:table-cell office:value-type="float" office:value="1419" calcext:value-type="float">
            <text:p>141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5]/3000)*[.E15]/10" office:value-type="float" office:value="2.62166666666667" calcext:value-type="float">
            <text:p>2.62</text:p>
          </table:table-cell>
          <table:table-cell table:number-columns-repeated="101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20" calcext:value-type="float">
            <text:p>1520</text:p>
          </table:table-cell>
          <table:table-cell office:value-type="float" office:value="1539" calcext:value-type="float">
            <text:p>1539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table:formula="of:=([.A16]/3000)*[.E16]/10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7]/3000)*[.E17]/10" office:value-type="float" office:value="3.025" calcext:value-type="float">
            <text:p>3.03</text:p>
          </table:table-cell>
          <table:table-cell table:number-columns-repeated="101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780" calcext:value-type="float">
            <text:p>1780</text:p>
          </table:table-cell>
          <table:table-cell office:value-type="float" office:value="1760" calcext:value-type="float">
            <text:p>176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18]/3000)*[.E18]/10" office:value-type="float" office:value="3.14666666666667" calcext:value-type="float">
            <text:p>3.15</text:p>
          </table:table-cell>
          <table:table-cell table:number-columns-repeated="1018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9]/3000)*[.E19]/10" office:value-type="float" office:value="3.42833333333333" calcext:value-type="float">
            <text:p>3.43</text:p>
          </table:table-cell>
          <table:table-cell table:number-columns-repeated="1018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table:formula="of:=([.A20]/3000)*[.E20]/10" office:value-type="float" office:value="3.51" calcext:value-type="float">
            <text:p>3.51</text:p>
          </table:table-cell>
          <table:table-cell table:number-columns-repeated="1018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style-name="ce2" table:formula="of:=([.A21]/3000)*[.E21]/10" office:value-type="float" office:value="3.86333333333333" calcext:value-type="float">
            <text:p>3.86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219" calcext:value-type="float">
            <text:p>221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2]/3000)*[.E22]/10" office:value-type="float" office:value="3.96666666666667" calcext:value-type="float">
            <text:p>3.97</text:p>
          </table:table-cell>
          <table:table-cell table:number-columns-repeated="1018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3]/3000)*[.E23]/10" office:value-type="float" office:value="4.165" calcext:value-type="float">
            <text:p>4.17</text:p>
          </table:table-cell>
          <table:table-cell table:number-columns-repeated="1018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4]/3000)*[.E24]/10" office:value-type="float" office:value="4.36333333333333" calcext:value-type="float">
            <text:p>4.36</text:p>
          </table:table-cell>
          <table:table-cell table:number-columns-repeated="1018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25]/3000)*[.E25]/10" office:value-type="float" office:value="4.67666666666667" calcext:value-type="float">
            <text:p>4.68</text:p>
          </table:table-cell>
          <table:table-cell table:number-columns-repeated="1018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2680" calcext:value-type="float">
            <text:p>2680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table:style-name="ce2" table:formula="of:=([.A26]/3000)*[.E26]/10" office:value-type="float" office:value="4.92" calcext:value-type="float">
            <text:p>4.92</text:p>
          </table:table-cell>
          <table:table-cell table:number-columns-repeated="101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820" calcext:value-type="float">
            <text:p>2820</text:p>
          </table:table-cell>
          <table:table-cell office:value-type="float" office:value="2839" calcext:value-type="float">
            <text:p>2839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table:style-name="ce2" table:formula="of:=([.A27]/3000)*[.E27]/10" office:value-type="float" office:value="5.25" calcext:value-type="float">
            <text:p>5.25</text:p>
          </table:table-cell>
          <table:table-cell table:number-columns-repeated="1018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28]/3000)*[.E28]/10" office:value-type="float" office:value="5.28666666666667" calcext:value-type="float">
            <text:p>5.29</text:p>
          </table:table-cell>
          <table:table-cell table:number-columns-repeated="1018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3000" calcext:value-type="float">
            <text:p>3000</text:p>
          </table:table-cell>
          <table:table-cell office:value-type="float" office:value="2960" calcext:value-type="float">
            <text:p>296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29]/3000)*[.E29]/10" office:value-type="float" office:value="5.31" calcext:value-type="float">
            <text:p>5.31</text:p>
          </table:table-cell>
          <table:table-cell table:number-columns-repeated="1018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2" table:formula="of:=([.A30]/3000)*[.E30]/10" office:value-type="float" office:value="5.64666666666667" calcext:value-type="float">
            <text:p>5.65</text:p>
          </table:table-cell>
          <table:table-cell table:number-columns-repeated="1018"/>
        </table:table-row>
        <table:table-row table:style-name="ro2">
          <table:table-cell office:value-type="float" office:value="1450" calcext:value-type="float">
            <text:p>1450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2" table:formula="of:=([.A31]/3000)*[.E31]/10" office:value-type="float" office:value="5.84833333333333" calcext:value-type="float">
            <text:p>5.85</text:p>
          </table:table-cell>
          <table:table-cell table:number-columns-repeated="1018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32]/3000)*[.E32]/10" office:value-type="float" office:value="6.1" calcext:value-type="float">
            <text:p>6.10</text:p>
          </table:table-cell>
          <table:table-cell table:number-columns-repeated="1018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style-name="ce2" table:formula="of:=([.A33]/3000)*[.E33]/10" office:value-type="float" office:value="6.14833333333333" calcext:value-type="float">
            <text:p>6.15</text:p>
          </table:table-cell>
          <table:table-cell table:number-columns-repeated="1018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number-columns-repeated="2" office:value-type="float" office:value="3580" calcext:value-type="float">
            <text:p>358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4]/3000)*[.E34]/10" office:value-type="float" office:value="6.4" calcext:value-type="float">
            <text:p>6.40</text:p>
          </table:table-cell>
          <table:table-cell table:number-columns-repeated="1018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number-columns-repeated="2" office:value-type="float" office:value="3680" calcext:value-type="float">
            <text:p>368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35]/3000)*[.E35]/10" office:value-type="float" office:value="6.49" calcext:value-type="float">
            <text:p>6.49</text:p>
          </table:table-cell>
          <table:table-cell table:number-columns-repeated="1018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36]/3000)*[.E36]/10" office:value-type="float" office:value="6.68666666666667" calcext:value-type="float">
            <text:p>6.69</text:p>
          </table:table-cell>
          <table:table-cell table:number-columns-repeated="1018"/>
        </table:table-row>
        <table:table-row table:style-name="ro2">
          <table:table-cell office:value-type="float" office:value="1750" calcext:value-type="float">
            <text:p>1750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7]/3000)*[.E37]/10" office:value-type="float" office:value="7" calcext:value-type="float">
            <text:p>7.00</text:p>
          </table:table-cell>
          <table:table-cell table:number-columns-repeated="1018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" table:formula="of:=([.A38]/3000)*[.E38]/10" office:value-type="float" office:value="7.08" calcext:value-type="float">
            <text:p>7.08</text:p>
          </table:table-cell>
          <table:table-cell table:number-columns-repeated="1018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number-columns-repeated="2" office:value-type="float" office:value="4160" calcext:value-type="float">
            <text:p>416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39]/3000)*[.E39]/10" office:value-type="float" office:value="7.33833333333333" calcext:value-type="float">
            <text:p>7.34</text:p>
          </table:table-cell>
          <table:table-cell table:number-columns-repeated="1018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240" calcext:value-type="float">
            <text:p>4240</text:p>
          </table:table-cell>
          <table:table-cell office:value-type="float" office:value="4259" calcext:value-type="float">
            <text:p>425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0]/3000)*[.E40]/10" office:value-type="float" office:value="7.6" calcext:value-type="float">
            <text:p>7.60</text:p>
          </table:table-cell>
          <table:table-cell table:number-columns-repeated="1018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4380" calcext:value-type="float">
            <text:p>4380</text:p>
          </table:table-cell>
          <table:table-cell office:value-type="float" office:value="4399" calcext:value-type="float">
            <text:p>4399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1]/3000)*[.E41]/10" office:value-type="float" office:value="7.735" calcext:value-type="float">
            <text:p>7.74</text:p>
          </table:table-cell>
          <table:table-cell table:number-columns-repeated="1018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4540" calcext:value-type="float">
            <text:p>454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2]/3000)*[.E42]/10" office:value-type="float" office:value="7.93333333333333" calcext:value-type="float">
            <text:p>7.93</text:p>
          </table:table-cell>
          <table:table-cell table:number-columns-repeated="101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660" calcext:value-type="float">
            <text:p>4660</text:p>
          </table:table-cell>
          <table:table-cell office:value-type="float" office:value="4679" calcext:value-type="float">
            <text:p>467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3]/3000)*[.E43]/10" office:value-type="float" office:value="8.2" calcext:value-type="float">
            <text:p>8.20</text:p>
          </table:table-cell>
          <table:table-cell table:number-columns-repeated="1018"/>
        </table:table-row>
        <table:table-row table:style-name="ro2">
          <table:table-cell office:value-type="float" office:value="2100" calcext:value-type="float">
            <text:p>2100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4]/3000)*[.E44]/10" office:value-type="float" office:value="8.33" calcext:value-type="float">
            <text:p>8.33</text:p>
          </table:table-cell>
          <table:table-cell table:number-columns-repeated="1018"/>
        </table:table-row>
        <table:table-row table:style-name="ro2">
          <table:table-cell office:value-type="float" office:value="2150" calcext:value-type="float">
            <text:p>2150</text:p>
          </table:table-cell>
          <table:table-cell table:number-columns-repeated="2" office:value-type="float" office:value="4940" calcext:value-type="float">
            <text:p>494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" table:formula="of:=([.A45]/3000)*[.E45]/10" office:value-type="float" office:value="8.45666666666667" calcext:value-type="float">
            <text:p>8.46</text:p>
          </table:table-cell>
          <table:table-cell table:number-columns-repeated="1018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4980" calcext:value-type="float">
            <text:p>4980</text:p>
          </table:table-cell>
          <table:table-cell office:value-type="float" office:value="4960" calcext:value-type="float">
            <text:p>49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6]/3000)*[.E46]/10" office:value-type="float" office:value="8.8" calcext:value-type="float">
            <text:p>8.80</text:p>
          </table:table-cell>
          <table:table-cell table:number-columns-repeated="1018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5120" calcext:value-type="float">
            <text:p>5120</text:p>
          </table:table-cell>
          <table:table-cell office:value-type="float" office:value="5100" calcext:value-type="float">
            <text:p>51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7]/3000)*[.E47]/10" office:value-type="float" office:value="9" calcext:value-type="float">
            <text:p>9.00</text:p>
          </table:table-cell>
          <table:table-cell table:number-columns-repeated="1018"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5240" calcext:value-type="float">
            <text:p>5240</text:p>
          </table:table-cell>
          <table:table-cell office:value-type="float" office:value="5259" calcext:value-type="float">
            <text:p>5259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8]/3000)*[.E48]/10" office:value-type="float" office:value="9.12333333333333" calcext:value-type="float">
            <text:p>9.12</text:p>
          </table:table-cell>
          <table:table-cell table:number-columns-repeated="1018"/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float" office:value="5400" calcext:value-type="float">
            <text:p>5400</text:p>
          </table:table-cell>
          <table:table-cell office:value-type="float" office:value="5380" calcext:value-type="float">
            <text:p>5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2" table:formula="of:=([.A49]/3000)*[.E49]/10" office:value-type="float" office:value="9.24333333333333" calcext:value-type="float">
            <text:p>9.24</text:p>
          </table:table-cell>
          <table:table-cell table:number-columns-repeated="1018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5420" calcext:value-type="float">
            <text:p>5420</text:p>
          </table:table-cell>
          <table:table-cell office:value-type="float" office:value="5400" calcext:value-type="float">
            <text:p>540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0]/3000)*[.E50]/10" office:value-type="float" office:value="9.52" calcext:value-type="float">
            <text:p>9.52</text:p>
          </table:table-cell>
          <table:table-cell table:number-columns-repeated="1018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5620" calcext:value-type="float">
            <text:p>5620</text:p>
          </table:table-cell>
          <table:table-cell office:value-type="float" office:value="5600" calcext:value-type="float">
            <text:p>560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1]/3000)*[.E51]/10" office:value-type="float" office:value="9.71833333333333" calcext:value-type="float">
            <text:p>9.72</text:p>
          </table:table-cell>
          <table:table-cell table:number-columns-repeated="101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5700" calcext:value-type="float">
            <text:p>5700</text:p>
          </table:table-cell>
          <table:table-cell office:value-type="float" office:value="5719" calcext:value-type="float">
            <text:p>571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2]/3000)*[.E52]/10" office:value-type="float" office:value="9.91666666666667" calcext:value-type="float">
            <text:p>9.92</text:p>
          </table:table-cell>
          <table:table-cell table:number-columns-repeated="1018"/>
        </table:table-row>
        <table:table-row table:style-name="ro2">
          <table:table-cell office:value-type="float" office:value="2550" calcext:value-type="float">
            <text:p>2550</text:p>
          </table:table-cell>
          <table:table-cell table:number-columns-repeated="2" office:value-type="float" office:value="5860" calcext:value-type="float">
            <text:p>586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3]/3000)*[.E53]/10" office:value-type="float" office:value="10.115" calcext:value-type="float">
            <text:p>10.12</text:p>
          </table:table-cell>
          <table:table-cell table:number-columns-repeated="1018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5980" calcext:value-type="float">
            <text:p>5980</text:p>
          </table:table-cell>
          <table:table-cell office:value-type="float" office:value="5999" calcext:value-type="float">
            <text:p>599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4]/3000)*[.E54]/10" office:value-type="float" office:value="10.3133333333333" calcext:value-type="float">
            <text:p>10.31</text:p>
          </table:table-cell>
          <table:table-cell table:number-columns-repeated="1018"/>
        </table:table-row>
        <table:table-row table:style-name="ro2">
          <table:table-cell office:value-type="float" office:value="2650" calcext:value-type="float">
            <text:p>2650</text:p>
          </table:table-cell>
          <table:table-cell table:number-columns-repeated="2" office:value-type="float" office:value="6060" calcext:value-type="float">
            <text:p>606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5]/3000)*[.E55]/10" office:value-type="float" office:value="10.5116666666667" calcext:value-type="float">
            <text:p>10.51</text:p>
          </table:table-cell>
          <table:table-cell table:number-columns-repeated="1018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6240" calcext:value-type="float">
            <text:p>6240</text:p>
          </table:table-cell>
          <table:table-cell office:value-type="float" office:value="6220" calcext:value-type="float">
            <text:p>622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6]/3000)*[.E56]/10" office:value-type="float" office:value="10.71" calcext:value-type="float">
            <text:p>10.71</text:p>
          </table:table-cell>
          <table:table-cell table:number-columns-repeated="1018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6320" calcext:value-type="float">
            <text:p>6320</text:p>
          </table:table-cell>
          <table:table-cell office:value-type="float" office:value="6339" calcext:value-type="float">
            <text:p>633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7]/3000)*[.E57]/10" office:value-type="float" office:value="10.9083333333333" calcext:value-type="float">
            <text:p>10.91</text:p>
          </table:table-cell>
          <table:table-cell table:number-columns-repeated="1018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number-columns-repeated="2" office:value-type="float" office:value="6440" calcext:value-type="float">
            <text:p>644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8]/3000)*[.E58]/10" office:value-type="float" office:value="11.1066666666667" calcext:value-type="float">
            <text:p>11.11</text:p>
          </table:table-cell>
          <table:table-cell table:number-columns-repeated="1018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6580" calcext:value-type="float">
            <text:p>6580</text:p>
          </table:table-cell>
          <table:table-cell office:value-type="float" office:value="6560" calcext:value-type="float">
            <text:p>65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" table:formula="of:=([.A59]/3000)*[.E59]/10" office:value-type="float" office:value="11.4" calcext:value-type="float">
            <text:p>11.40</text:p>
          </table:table-cell>
          <table:table-cell table:number-columns-repeated="1018"/>
        </table:table-row>
        <table:table-row table:style-name="ro2">
          <table:table-cell office:value-type="float" office:value="2900" calcext:value-type="float">
            <text:p>2900</text:p>
          </table:table-cell>
          <table:table-cell table:number-columns-repeated="2" office:value-type="float" office:value="6640" calcext:value-type="float">
            <text:p>66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2" table:formula="of:=([.A60]/3000)*[.E60]/10" office:value-type="float" office:value="11.5033333333333" calcext:value-type="float">
            <text:p>11.50</text:p>
          </table:table-cell>
          <table:table-cell table:number-columns-repeated="1018"/>
        </table:table-row>
        <table:table-row table:style-name="ro2">
          <table:table-cell office:value-type="float" office:value="2950" calcext:value-type="float">
            <text:p>2950</text:p>
          </table:table-cell>
          <table:table-cell table:number-columns-repeated="2" office:value-type="float" office:value="6840" calcext:value-type="float">
            <text:p>68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2" table:formula="of:=([.A61]/3000)*[.E61]/10" office:value-type="float" office:value="11.7016666666667" calcext:value-type="float">
            <text:p>11.70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-50_range3000" table:style-name="ta1">
        <table:shapes>
          <draw:frame draw:z-index="0" draw:style-name="gr1" draw:text-style-name="P1" svg:width="453.46pt" svg:height="254.66pt" svg:x="531.92pt" svg:y="24.43pt">
            <draw:object draw:notify-on-update-of-ranges="'step-50_range3000'.A2:'step-50_range3000'.A61 'step-50_range3000'.B1:'step-50_range3000'.B1 'step-50_range3000'.B2:'step-50_range3000'.B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46pt" svg:height="254.66pt" svg:x="537.73pt" svg:y="314.9pt">
            <draw:object draw:notify-on-update-of-ranges="'step-50_range3000'.F2:'step-50_range3000'.F61 'step-50_range3000'.F1:'step-50_range3000'.F1 'step-50_range3000'.B2:'step-50_range3000'.B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3]/3000)*[.E3]/10" office:value-type="float" office:value="-0.2" calcext:value-type="float">
            <text:p>-0.20</text:p>
          </table:table-cell>
          <table:table-cell table:number-columns-repeated="1018"/>
        </table:table-row>
        <table:table-row table:style-name="ro2">
          <table:table-cell office:value-type="float" office:value="-100" calcext:value-type="float">
            <text:p>-100</text:p>
          </table:table-cell>
          <table:table-cell office:value-type="float" office:value="-80" calcext:value-type="float">
            <text:p>-80</text:p>
          </table:table-cell>
          <table:table-cell office:value-type="float" office:value="-99" calcext:value-type="float">
            <text:p>-99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4]/3000)*[.E4]/10" office:value-type="float" office:value="-0.4" calcext:value-type="float">
            <text:p>-0.40</text:p>
          </table:table-cell>
          <table:table-cell table:number-columns-repeated="1018"/>
        </table:table-row>
        <table:table-row table:style-name="ro2">
          <table:table-cell office:value-type="float" office:value="-150" calcext:value-type="float">
            <text:p>-150</text:p>
          </table:table-cell>
          <table:table-cell table:number-columns-repeated="2" office:value-type="float" office:value="-220" calcext:value-type="float">
            <text:p>-22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5]/3000)*[.E5]/10" office:value-type="float" office:value="-0.6" calcext:value-type="float">
            <text:p>-0.60</text:p>
          </table:table-cell>
          <table:table-cell table:number-columns-repeated="1018"/>
        </table:table-row>
        <table:table-row table:style-name="ro2">
          <table:table-cell office:value-type="float" office:value="-200" calcext:value-type="float">
            <text:p>-200</text:p>
          </table:table-cell>
          <table:table-cell table:number-columns-repeated="2" office:value-type="float" office:value="-360" calcext:value-type="float">
            <text:p>-3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6]/3000)*[.E6]/10" office:value-type="float" office:value="-0.8" calcext:value-type="float">
            <text:p>-0.80</text:p>
          </table:table-cell>
          <table:table-cell table:number-columns-repeated="1018"/>
        </table:table-row>
        <table:table-row table:style-name="ro2">
          <table:table-cell office:value-type="float" office:value="-250" calcext:value-type="float">
            <text:p>-250</text:p>
          </table:table-cell>
          <table:table-cell office:value-type="float" office:value="-460" calcext:value-type="float">
            <text:p>-460</text:p>
          </table:table-cell>
          <table:table-cell office:value-type="float" office:value="-440" calcext:value-type="float">
            <text:p>-44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7]/3000)*[.E7]/10" office:value-type="float" office:value="-1" calcext:value-type="float">
            <text:p>-1.00</text:p>
          </table:table-cell>
          <table:table-cell table:number-columns-repeated="1018"/>
        </table:table-row>
        <table:table-row table:style-name="ro2">
          <table:table-cell office:value-type="float" office:value="-300" calcext:value-type="float">
            <text:p>-300</text:p>
          </table:table-cell>
          <table:table-cell office:value-type="float" office:value="-600" calcext:value-type="float">
            <text:p>-600</text:p>
          </table:table-cell>
          <table:table-cell office:value-type="float" office:value="-580" calcext:value-type="float">
            <text:p>-5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8]/3000)*[.E8]/10" office:value-type="float" office:value="-1.2" calcext:value-type="float">
            <text:p>-1.20</text:p>
          </table:table-cell>
          <table:table-cell table:number-columns-repeated="1018"/>
        </table:table-row>
        <table:table-row table:style-name="ro2">
          <table:table-cell office:value-type="float" office:value="-350" calcext:value-type="float">
            <text:p>-350</text:p>
          </table:table-cell>
          <table:table-cell office:value-type="float" office:value="-700" calcext:value-type="float">
            <text:p>-700</text:p>
          </table:table-cell>
          <table:table-cell office:value-type="float" office:value="-680" calcext:value-type="float">
            <text:p>-6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9]/3000)*[.E9]/10" office:value-type="float" office:value="-1.4" calcext:value-type="float">
            <text:p>-1.40</text:p>
          </table:table-cell>
          <table:table-cell table:number-columns-repeated="1018"/>
        </table:table-row>
        <table:table-row table:style-name="ro2">
          <table:table-cell office:value-type="float" office:value="-400" calcext:value-type="float">
            <text:p>-400</text:p>
          </table:table-cell>
          <table:table-cell table:number-columns-repeated="2" office:value-type="float" office:value="-840" calcext:value-type="float">
            <text:p>-840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table:style-name="ce3" table:formula="of:=([.A10]/3000)*[.E10]/10" office:value-type="float" office:value="-1.61333333333333" calcext:value-type="float">
            <text:p>-1.61</text:p>
          </table:table-cell>
          <table:table-cell table:number-columns-repeated="1018"/>
        </table:table-row>
        <table:table-row table:style-name="ro2">
          <table:table-cell office:value-type="float" office:value="-450" calcext:value-type="float">
            <text:p>-450</text:p>
          </table:table-cell>
          <table:table-cell table:number-columns-repeated="2" office:value-type="float" office:value="-940" calcext:value-type="float">
            <text:p>-9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1]/3000)*[.E11]/10" office:value-type="float" office:value="-1.8" calcext:value-type="float">
            <text:p>-1.80</text:p>
          </table:table-cell>
          <table:table-cell table:number-columns-repeated="1018"/>
        </table:table-row>
        <table:table-row table:style-name="ro2">
          <table:table-cell office:value-type="float" office:value="-500" calcext:value-type="float">
            <text:p>-500</text:p>
          </table:table-cell>
          <table:table-cell table:number-columns-repeated="2" office:value-type="float" office:value="-1060" calcext:value-type="float">
            <text:p>-10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2]/3000)*[.E12]/10" office:value-type="float" office:value="-2" calcext:value-type="float">
            <text:p>-2.00</text:p>
          </table:table-cell>
          <table:table-cell table:number-columns-repeated="1018"/>
        </table:table-row>
        <table:table-row table:style-name="ro2">
          <table:table-cell office:value-type="float" office:value="-550" calcext:value-type="float">
            <text:p>-550</text:p>
          </table:table-cell>
          <table:table-cell table:number-columns-repeated="2" office:value-type="float" office:value="-1160" calcext:value-type="float">
            <text:p>-11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3]/3000)*[.E13]/10" office:value-type="float" office:value="-2.2" calcext:value-type="float">
            <text:p>-2.20</text:p>
          </table:table-cell>
          <table:table-cell table:number-columns-repeated="1018"/>
        </table:table-row>
        <table:table-row table:style-name="ro2">
          <table:table-cell office:value-type="float" office:value="-600" calcext:value-type="float">
            <text:p>-600</text:p>
          </table:table-cell>
          <table:table-cell office:value-type="float" office:value="-1280" calcext:value-type="float">
            <text:p>-1280</text:p>
          </table:table-cell>
          <table:table-cell office:value-type="float" office:value="-1299" calcext:value-type="float">
            <text:p>-129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4]/3000)*[.E14]/10" office:value-type="float" office:value="-2.4" calcext:value-type="float">
            <text:p>-2.40</text:p>
          </table:table-cell>
          <table:table-cell table:number-columns-repeated="1018"/>
        </table:table-row>
        <table:table-row table:style-name="ro2">
          <table:table-cell office:value-type="float" office:value="-650" calcext:value-type="float">
            <text:p>-650</text:p>
          </table:table-cell>
          <table:table-cell office:value-type="float" office:value="-1420" calcext:value-type="float">
            <text:p>-1420</text:p>
          </table:table-cell>
          <table:table-cell office:value-type="float" office:value="-1400" calcext:value-type="float">
            <text:p>-14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5]/3000)*[.E15]/10" office:value-type="float" office:value="-2.6" calcext:value-type="float">
            <text:p>-2.60</text:p>
          </table:table-cell>
          <table:table-cell table:number-columns-repeated="1018"/>
        </table:table-row>
        <table:table-row table:style-name="ro2">
          <table:table-cell office:value-type="float" office:value="-700" calcext:value-type="float">
            <text:p>-700</text:p>
          </table:table-cell>
          <table:table-cell table:number-columns-repeated="2" office:value-type="float" office:value="-1500" calcext:value-type="float">
            <text:p>-15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6]/3000)*[.E16]/10" office:value-type="float" office:value="-2.8" calcext:value-type="float">
            <text:p>-2.80</text:p>
          </table:table-cell>
          <table:table-cell table:number-columns-repeated="1018"/>
        </table:table-row>
        <table:table-row table:style-name="ro2">
          <table:table-cell office:value-type="float" office:value="-750" calcext:value-type="float">
            <text:p>-750</text:p>
          </table:table-cell>
          <table:table-cell table:number-columns-repeated="2" office:value-type="float" office:value="-1640" calcext:value-type="float">
            <text:p>-164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style-name="ce3" table:formula="of:=([.A17]/3000)*[.E17]/10" office:value-type="float" office:value="-2.925" calcext:value-type="float">
            <text:p>-2.93</text:p>
          </table:table-cell>
          <table:table-cell table:number-columns-repeated="1018"/>
        </table:table-row>
        <table:table-row table:style-name="ro2">
          <table:table-cell office:value-type="float" office:value="-800" calcext:value-type="float">
            <text:p>-800</text:p>
          </table:table-cell>
          <table:table-cell office:value-type="float" office:value="-1760" calcext:value-type="float">
            <text:p>-1760</text:p>
          </table:table-cell>
          <table:table-cell office:value-type="float" office:value="-1740" calcext:value-type="float">
            <text:p>-17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8]/3000)*[.E18]/10" office:value-type="float" office:value="-3.2" calcext:value-type="float">
            <text:p>-3.20</text:p>
          </table:table-cell>
          <table:table-cell table:number-columns-repeated="1018"/>
        </table:table-row>
        <table:table-row table:style-name="ro2">
          <table:table-cell office:value-type="float" office:value="-850" calcext:value-type="float">
            <text:p>-850</text:p>
          </table:table-cell>
          <table:table-cell office:value-type="float" office:value="-1860" calcext:value-type="float">
            <text:p>-1860</text:p>
          </table:table-cell>
          <table:table-cell office:value-type="float" office:value="-1879" calcext:value-type="float">
            <text:p>-187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9]/3000)*[.E19]/10" office:value-type="float" office:value="-3.4" calcext:value-type="float">
            <text:p>-3.40</text:p>
          </table:table-cell>
          <table:table-cell table:number-columns-repeated="1018"/>
        </table:table-row>
        <table:table-row table:style-name="ro2">
          <table:table-cell office:value-type="float" office:value="-900" calcext:value-type="float">
            <text:p>-900</text:p>
          </table:table-cell>
          <table:table-cell table:number-columns-repeated="2" office:value-type="float" office:value="-1980" calcext:value-type="float">
            <text:p>-19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20]/3000)*[.E20]/10" office:value-type="float" office:value="-3.6" calcext:value-type="float">
            <text:p>-3.60</text:p>
          </table:table-cell>
          <table:table-cell table:number-columns-repeated="1018"/>
        </table:table-row>
        <table:table-row table:style-name="ro2">
          <table:table-cell office:value-type="float" office:value="-950" calcext:value-type="float">
            <text:p>-950</text:p>
          </table:table-cell>
          <table:table-cell table:number-columns-repeated="2" office:value-type="float" office:value="-2100" calcext:value-type="float">
            <text:p>-210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3" table:formula="of:=([.A21]/3000)*[.E21]/10" office:value-type="float" office:value="-3.73666666666667" calcext:value-type="float">
            <text:p>-3.74</text:p>
          </table:table-cell>
          <table:table-cell table:number-columns-repeated="1018"/>
        </table:table-row>
        <table:table-row table:style-name="ro2">
          <table:table-cell office:value-type="float" office:value="-1000" calcext:value-type="float">
            <text:p>-1000</text:p>
          </table:table-cell>
          <table:table-cell table:number-columns-repeated="2" office:value-type="float" office:value="-2180" calcext:value-type="float">
            <text:p>-218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3" table:formula="of:=([.A22]/3000)*[.E22]/10" office:value-type="float" office:value="-3.93333333333333" calcext:value-type="float">
            <text:p>-3.93</text:p>
          </table:table-cell>
          <table:table-cell table:number-columns-repeated="1018"/>
        </table:table-row>
        <table:table-row table:style-name="ro2">
          <table:table-cell office:value-type="float" office:value="-1050" calcext:value-type="float">
            <text:p>-1050</text:p>
          </table:table-cell>
          <table:table-cell office:value-type="float" office:value="-2340" calcext:value-type="float">
            <text:p>-2340</text:p>
          </table:table-cell>
          <table:table-cell office:value-type="float" office:value="-2320" calcext:value-type="float">
            <text:p>-232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style-name="ce3" table:formula="of:=([.A23]/3000)*[.E23]/10" office:value-type="float" office:value="-4.095" calcext:value-type="float">
            <text:p>-4.10</text:p>
          </table:table-cell>
          <table:table-cell table:number-columns-repeated="1018"/>
        </table:table-row>
        <table:table-row table:style-name="ro2">
          <table:table-cell office:value-type="float" office:value="-1100" calcext:value-type="float">
            <text:p>-1100</text:p>
          </table:table-cell>
          <table:table-cell office:value-type="float" office:value="-2420" calcext:value-type="float">
            <text:p>-2420</text:p>
          </table:table-cell>
          <table:table-cell office:value-type="float" office:value="-2439" calcext:value-type="float">
            <text:p>-2439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style-name="ce3" table:formula="of:=([.A24]/3000)*[.E24]/10" office:value-type="float" office:value="-4.29" calcext:value-type="float">
            <text:p>-4.29</text:p>
          </table:table-cell>
          <table:table-cell table:number-columns-repeated="1018"/>
        </table:table-row>
        <table:table-row table:style-name="ro2">
          <table:table-cell office:value-type="float" office:value="-1150" calcext:value-type="float">
            <text:p>-1150</text:p>
          </table:table-cell>
          <table:table-cell office:value-type="float" office:value="-2560" calcext:value-type="float">
            <text:p>-2560</text:p>
          </table:table-cell>
          <table:table-cell office:value-type="float" office:value="-2540" calcext:value-type="float">
            <text:p>-25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25]/3000)*[.E25]/10" office:value-type="float" office:value="-4.6" calcext:value-type="float">
            <text:p>-4.60</text:p>
          </table:table-cell>
          <table:table-cell table:number-columns-repeated="1018"/>
        </table:table-row>
        <table:table-row table:style-name="ro2">
          <table:table-cell office:value-type="float" office:value="-1200" calcext:value-type="float">
            <text:p>-1200</text:p>
          </table:table-cell>
          <table:table-cell office:value-type="float" office:value="-2680" calcext:value-type="float">
            <text:p>-2680</text:p>
          </table:table-cell>
          <table:table-cell office:value-type="float" office:value="-2660" calcext:value-type="float">
            <text:p>-26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3" table:formula="of:=([.A26]/3000)*[.E26]/10" office:value-type="float" office:value="-4.8" calcext:value-type="float">
            <text:p>-4.80</text:p>
          </table:table-cell>
          <table:table-cell table:number-columns-repeated="1018"/>
        </table:table-row>
        <table:table-row table:style-name="ro2">
          <table:table-cell office:value-type="float" office:value="-1250" calcext:value-type="float">
            <text:p>-1250</text:p>
          </table:table-cell>
          <table:table-cell office:value-type="float" office:value="-2760" calcext:value-type="float">
            <text:p>-2760</text:p>
          </table:table-cell>
          <table:table-cell office:value-type="float" office:value="-2740" calcext:value-type="float">
            <text:p>-274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27]/3000)*[.E27]/10" office:value-type="float" office:value="-4.91666666666667" calcext:value-type="float">
            <text:p>-4.92</text:p>
          </table:table-cell>
          <table:table-cell table:number-columns-repeated="1018"/>
        </table:table-row>
        <table:table-row table:style-name="ro2">
          <table:table-cell office:value-type="float" office:value="-1300" calcext:value-type="float">
            <text:p>-1300</text:p>
          </table:table-cell>
          <table:table-cell table:number-columns-repeated="2" office:value-type="float" office:value="-2900" calcext:value-type="float">
            <text:p>-290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28]/3000)*[.E28]/10" office:value-type="float" office:value="-5.11333333333333" calcext:value-type="float">
            <text:p>-5.11</text:p>
          </table:table-cell>
          <table:table-cell table:number-columns-repeated="1018"/>
        </table:table-row>
        <table:table-row table:style-name="ro2">
          <table:table-cell office:value-type="float" office:value="-1350" calcext:value-type="float">
            <text:p>-1350</text:p>
          </table:table-cell>
          <table:table-cell table:number-columns-repeated="2" office:value-type="float" office:value="-3040" calcext:value-type="float">
            <text:p>-304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3" table:formula="of:=([.A29]/3000)*[.E29]/10" office:value-type="float" office:value="-5.355" calcext:value-type="float">
            <text:p>-5.36</text:p>
          </table:table-cell>
          <table:table-cell table:number-columns-repeated="1018"/>
        </table:table-row>
        <table:table-row table:style-name="ro2">
          <table:table-cell office:value-type="float" office:value="-1400" calcext:value-type="float">
            <text:p>-1400</text:p>
          </table:table-cell>
          <table:table-cell office:value-type="float" office:value="-3120" calcext:value-type="float">
            <text:p>-3120</text:p>
          </table:table-cell>
          <table:table-cell office:value-type="float" office:value="-3100" calcext:value-type="float">
            <text:p>-310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0]/3000)*[.E30]/10" office:value-type="float" office:value="-5.50666666666667" calcext:value-type="float">
            <text:p>-5.51</text:p>
          </table:table-cell>
          <table:table-cell table:number-columns-repeated="1018"/>
        </table:table-row>
        <table:table-row table:style-name="ro2">
          <table:table-cell office:value-type="float" office:value="-1450" calcext:value-type="float">
            <text:p>-1450</text:p>
          </table:table-cell>
          <table:table-cell table:number-columns-repeated="2" office:value-type="float" office:value="-3220" calcext:value-type="float">
            <text:p>-3220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style-name="ce3" table:formula="of:=([.A31]/3000)*[.E31]/10" office:value-type="float" office:value="-5.99333333333333" calcext:value-type="float">
            <text:p>-5.99</text:p>
          </table:table-cell>
          <table:table-cell table:number-columns-repeated="1018"/>
        </table:table-row>
        <table:table-row table:style-name="ro2">
          <table:table-cell office:value-type="float" office:value="-1500" calcext:value-type="float">
            <text:p>-1500</text:p>
          </table:table-cell>
          <table:table-cell table:number-columns-repeated="2" office:value-type="float" office:value="-3380" calcext:value-type="float">
            <text:p>-3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2]/3000)*[.E32]/10" office:value-type="float" office:value="-5.9" calcext:value-type="float">
            <text:p>-5.90</text:p>
          </table:table-cell>
          <table:table-cell table:number-columns-repeated="1018"/>
        </table:table-row>
        <table:table-row table:style-name="ro2">
          <table:table-cell office:value-type="float" office:value="-1550" calcext:value-type="float">
            <text:p>-1550</text:p>
          </table:table-cell>
          <table:table-cell table:number-columns-repeated="2" office:value-type="float" office:value="-3480" calcext:value-type="float">
            <text:p>-34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3]/3000)*[.E33]/10" office:value-type="float" office:value="-6.09666666666667" calcext:value-type="float">
            <text:p>-6.10</text:p>
          </table:table-cell>
          <table:table-cell table:number-columns-repeated="1018"/>
        </table:table-row>
        <table:table-row table:style-name="ro2">
          <table:table-cell office:value-type="float" office:value="-1600" calcext:value-type="float">
            <text:p>-1600</text:p>
          </table:table-cell>
          <table:table-cell office:value-type="float" office:value="-3600" calcext:value-type="float">
            <text:p>-3600</text:p>
          </table:table-cell>
          <table:table-cell office:value-type="float" office:value="-3619" calcext:value-type="float">
            <text:p>-361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4]/3000)*[.E34]/10" office:value-type="float" office:value="-6.29333333333333" calcext:value-type="float">
            <text:p>-6.29</text:p>
          </table:table-cell>
          <table:table-cell table:number-columns-repeated="1018"/>
        </table:table-row>
        <table:table-row table:style-name="ro2">
          <table:table-cell office:value-type="float" office:value="-1650" calcext:value-type="float">
            <text:p>-1650</text:p>
          </table:table-cell>
          <table:table-cell table:number-columns-repeated="2" office:value-type="float" office:value="-3740" calcext:value-type="float">
            <text:p>-374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table:style-name="ce3" table:formula="of:=([.A35]/3000)*[.E35]/10" office:value-type="float" office:value="-6.435" calcext:value-type="float">
            <text:p>-6.44</text:p>
          </table:table-cell>
          <table:table-cell table:number-columns-repeated="1018"/>
        </table:table-row>
        <table:table-row table:style-name="ro2">
          <table:table-cell office:value-type="float" office:value="-1700" calcext:value-type="float">
            <text:p>-1700</text:p>
          </table:table-cell>
          <table:table-cell table:number-columns-repeated="2" office:value-type="float" office:value="-3840" calcext:value-type="float">
            <text:p>-384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6]/3000)*[.E36]/10" office:value-type="float" office:value="-6.68666666666667" calcext:value-type="float">
            <text:p>-6.69</text:p>
          </table:table-cell>
          <table:table-cell table:number-columns-repeated="1018"/>
        </table:table-row>
        <table:table-row table:style-name="ro2">
          <table:table-cell office:value-type="float" office:value="-1750" calcext:value-type="float">
            <text:p>-1750</text:p>
          </table:table-cell>
          <table:table-cell office:value-type="float" office:value="-3960" calcext:value-type="float">
            <text:p>-3960</text:p>
          </table:table-cell>
          <table:table-cell office:value-type="float" office:value="-3940" calcext:value-type="float">
            <text:p>-394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3" table:formula="of:=([.A37]/3000)*[.E37]/10" office:value-type="float" office:value="-7" calcext:value-type="float">
            <text:p>-7.00</text:p>
          </table:table-cell>
          <table:table-cell table:number-columns-repeated="1018"/>
        </table:table-row>
        <table:table-row table:style-name="ro2">
          <table:table-cell office:value-type="float" office:value="-1800" calcext:value-type="float">
            <text:p>-1800</text:p>
          </table:table-cell>
          <table:table-cell office:value-type="float" office:value="-4060" calcext:value-type="float">
            <text:p>-4060</text:p>
          </table:table-cell>
          <table:table-cell office:value-type="float" office:value="-4079" calcext:value-type="float">
            <text:p>-407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8]/3000)*[.E38]/10" office:value-type="float" office:value="-7.08" calcext:value-type="float">
            <text:p>-7.08</text:p>
          </table:table-cell>
          <table:table-cell table:number-columns-repeated="1018"/>
        </table:table-row>
        <table:table-row table:style-name="ro2">
          <table:table-cell office:value-type="float" office:value="-1850" calcext:value-type="float">
            <text:p>-1850</text:p>
          </table:table-cell>
          <table:table-cell table:number-columns-repeated="2" office:value-type="float" office:value="-4200" calcext:value-type="float">
            <text:p>-42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39]/3000)*[.E39]/10" office:value-type="float" office:value="-7.33833333333333" calcext:value-type="float">
            <text:p>-7.34</text:p>
          </table:table-cell>
          <table:table-cell table:number-columns-repeated="1018"/>
        </table:table-row>
        <table:table-row table:style-name="ro2">
          <table:table-cell office:value-type="float" office:value="-1900" calcext:value-type="float">
            <text:p>-1900</text:p>
          </table:table-cell>
          <table:table-cell table:number-columns-repeated="2" office:value-type="float" office:value="-4320" calcext:value-type="float">
            <text:p>-432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0]/3000)*[.E40]/10" office:value-type="float" office:value="-7.47333333333333" calcext:value-type="float">
            <text:p>-7.47</text:p>
          </table:table-cell>
          <table:table-cell table:number-columns-repeated="1018"/>
        </table:table-row>
        <table:table-row table:style-name="ro2">
          <table:table-cell office:value-type="float" office:value="-1950" calcext:value-type="float">
            <text:p>-1950</text:p>
          </table:table-cell>
          <table:table-cell table:number-columns-repeated="2" office:value-type="float" office:value="-4440" calcext:value-type="float">
            <text:p>-444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table:style-name="ce3" table:formula="of:=([.A41]/3000)*[.E41]/10" office:value-type="float" office:value="-7.865" calcext:value-type="float">
            <text:p>-7.87</text:p>
          </table:table-cell>
          <table:table-cell table:number-columns-repeated="1018"/>
        </table:table-row>
        <table:table-row table:style-name="ro2">
          <table:table-cell office:value-type="float" office:value="-2000" calcext:value-type="float">
            <text:p>-2000</text:p>
          </table:table-cell>
          <table:table-cell office:value-type="float" office:value="-4560" calcext:value-type="float">
            <text:p>-4560</text:p>
          </table:table-cell>
          <table:table-cell office:value-type="float" office:value="-4540" calcext:value-type="float">
            <text:p>-454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2]/3000)*[.E42]/10" office:value-type="float" office:value="-7.86666666666667" calcext:value-type="float">
            <text:p>-7.87</text:p>
          </table:table-cell>
          <table:table-cell table:number-columns-repeated="1018"/>
        </table:table-row>
        <table:table-row table:style-name="ro2">
          <table:table-cell office:value-type="float" office:value="-2050" calcext:value-type="float">
            <text:p>-2050</text:p>
          </table:table-cell>
          <table:table-cell table:number-columns-repeated="2" office:value-type="float" office:value="-4660" calcext:value-type="float">
            <text:p>-466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3]/3000)*[.E43]/10" office:value-type="float" office:value="-8.13166666666667" calcext:value-type="float">
            <text:p>-8.13</text:p>
          </table:table-cell>
          <table:table-cell table:number-columns-repeated="1018"/>
        </table:table-row>
        <table:table-row table:style-name="ro2">
          <table:table-cell office:value-type="float" office:value="-2100" calcext:value-type="float">
            <text:p>-2100</text:p>
          </table:table-cell>
          <table:table-cell table:number-columns-repeated="2" office:value-type="float" office:value="-4760" calcext:value-type="float">
            <text:p>-476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4]/3000)*[.E44]/10" office:value-type="float" office:value="-8.26" calcext:value-type="float">
            <text:p>-8.26</text:p>
          </table:table-cell>
          <table:table-cell table:number-columns-repeated="1018"/>
        </table:table-row>
        <table:table-row table:style-name="ro2">
          <table:table-cell office:value-type="float" office:value="-2150" calcext:value-type="float">
            <text:p>-2150</text:p>
          </table:table-cell>
          <table:table-cell table:number-columns-repeated="2" office:value-type="float" office:value="-4840" calcext:value-type="float">
            <text:p>-48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5]/3000)*[.E45]/10" office:value-type="float" office:value="-8.52833333333333" calcext:value-type="float">
            <text:p>-8.53</text:p>
          </table:table-cell>
          <table:table-cell table:number-columns-repeated="1018"/>
        </table:table-row>
        <table:table-row table:style-name="ro2">
          <table:table-cell office:value-type="float" office:value="-2200" calcext:value-type="float">
            <text:p>-2200</text:p>
          </table:table-cell>
          <table:table-cell table:number-columns-repeated="2" office:value-type="float" office:value="-5020" calcext:value-type="float">
            <text:p>-502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3" table:formula="of:=([.A46]/3000)*[.E46]/10" office:value-type="float" office:value="-8.8" calcext:value-type="float">
            <text:p>-8.80</text:p>
          </table:table-cell>
          <table:table-cell table:number-columns-repeated="1018"/>
        </table:table-row>
        <table:table-row table:style-name="ro2">
          <table:table-cell office:value-type="float" office:value="-2250" calcext:value-type="float">
            <text:p>-2250</text:p>
          </table:table-cell>
          <table:table-cell table:number-columns-repeated="2" office:value-type="float" office:value="-5140" calcext:value-type="float">
            <text:p>-514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3" table:formula="of:=([.A47]/3000)*[.E47]/10" office:value-type="float" office:value="-9" calcext:value-type="float">
            <text:p>-9.00</text:p>
          </table:table-cell>
          <table:table-cell table:number-columns-repeated="1018"/>
        </table:table-row>
        <table:table-row table:style-name="ro2">
          <table:table-cell office:value-type="float" office:value="-2300" calcext:value-type="float">
            <text:p>-2300</text:p>
          </table:table-cell>
          <table:table-cell table:number-columns-repeated="2" office:value-type="float" office:value="-5240" calcext:value-type="float">
            <text:p>-52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8]/3000)*[.E48]/10" office:value-type="float" office:value="-9.12333333333333" calcext:value-type="float">
            <text:p>-9.12</text:p>
          </table:table-cell>
          <table:table-cell table:number-columns-repeated="1018"/>
        </table:table-row>
        <table:table-row table:style-name="ro2">
          <table:table-cell office:value-type="float" office:value="-2350" calcext:value-type="float">
            <text:p>-2350</text:p>
          </table:table-cell>
          <table:table-cell office:value-type="float" office:value="-5320" calcext:value-type="float">
            <text:p>-5320</text:p>
          </table:table-cell>
          <table:table-cell office:value-type="float" office:value="-5300" calcext:value-type="float">
            <text:p>-53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9]/3000)*[.E49]/10" office:value-type="float" office:value="-9.32166666666667" calcext:value-type="float">
            <text:p>-9.32</text:p>
          </table:table-cell>
          <table:table-cell table:number-columns-repeated="1018"/>
        </table:table-row>
        <table:table-row table:style-name="ro2">
          <table:table-cell office:value-type="float" office:value="-2400" calcext:value-type="float">
            <text:p>-2400</text:p>
          </table:table-cell>
          <table:table-cell office:value-type="float" office:value="-5520" calcext:value-type="float">
            <text:p>-5520</text:p>
          </table:table-cell>
          <table:table-cell office:value-type="float" office:value="-5500" calcext:value-type="float">
            <text:p>-55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50]/3000)*[.E50]/10" office:value-type="float" office:value="-9.52" calcext:value-type="float">
            <text:p>-9.52</text:p>
          </table:table-cell>
          <table:table-cell table:number-columns-repeated="1018"/>
        </table:table-row>
        <table:table-row table:style-name="ro2">
          <table:table-cell office:value-type="float" office:value="-2450" calcext:value-type="float">
            <text:p>-2450</text:p>
          </table:table-cell>
          <table:table-cell table:number-columns-repeated="2" office:value-type="float" office:value="-5600" calcext:value-type="float">
            <text:p>-560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1]/3000)*[.E51]/10" office:value-type="float" office:value="-9.71833333333333" calcext:value-type="float">
            <text:p>-9.72</text:p>
          </table:table-cell>
          <table:table-cell table:number-columns-repeated="1018"/>
        </table:table-row>
        <table:table-row table:style-name="ro2">
          <table:table-cell office:value-type="float" office:value="-2500" calcext:value-type="float">
            <text:p>-2500</text:p>
          </table:table-cell>
          <table:table-cell table:number-columns-repeated="2" office:value-type="float" office:value="-5680" calcext:value-type="float">
            <text:p>-568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2]/3000)*[.E52]/10" office:value-type="float" office:value="-9.91666666666667" calcext:value-type="float">
            <text:p>-9.92</text:p>
          </table:table-cell>
          <table:table-cell table:number-columns-repeated="1018"/>
        </table:table-row>
        <table:table-row table:style-name="ro2">
          <table:table-cell office:value-type="float" office:value="-2550" calcext:value-type="float">
            <text:p>-2550</text:p>
          </table:table-cell>
          <table:table-cell table:number-columns-repeated="2" office:value-type="float" office:value="-5840" calcext:value-type="float">
            <text:p>-584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3]/3000)*[.E53]/10" office:value-type="float" office:value="-10.115" calcext:value-type="float">
            <text:p>-10.12</text:p>
          </table:table-cell>
          <table:table-cell table:number-columns-repeated="1018"/>
        </table:table-row>
        <table:table-row table:style-name="ro2">
          <table:table-cell office:value-type="float" office:value="-2600" calcext:value-type="float">
            <text:p>-2600</text:p>
          </table:table-cell>
          <table:table-cell office:value-type="float" office:value="-5880" calcext:value-type="float">
            <text:p>-5880</text:p>
          </table:table-cell>
          <table:table-cell office:value-type="float" office:value="-5899" calcext:value-type="float">
            <text:p>-589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4]/3000)*[.E54]/10" office:value-type="float" office:value="-10.3133333333333" calcext:value-type="float">
            <text:p>-10.31</text:p>
          </table:table-cell>
          <table:table-cell table:number-columns-repeated="1018"/>
        </table:table-row>
        <table:table-row table:style-name="ro2">
          <table:table-cell office:value-type="float" office:value="-2650" calcext:value-type="float">
            <text:p>-2650</text:p>
          </table:table-cell>
          <table:table-cell office:value-type="float" office:value="-6080" calcext:value-type="float">
            <text:p>-6080</text:p>
          </table:table-cell>
          <table:table-cell office:value-type="float" office:value="-6099" calcext:value-type="float">
            <text:p>-609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5]/3000)*[.E55]/10" office:value-type="float" office:value="-10.5116666666667" calcext:value-type="float">
            <text:p>-10.51</text:p>
          </table:table-cell>
          <table:table-cell table:number-columns-repeated="1018"/>
        </table:table-row>
        <table:table-row table:style-name="ro2">
          <table:table-cell office:value-type="float" office:value="-2700" calcext:value-type="float">
            <text:p>-2700</text:p>
          </table:table-cell>
          <table:table-cell office:value-type="float" office:value="-6120" calcext:value-type="float">
            <text:p>-6120</text:p>
          </table:table-cell>
          <table:table-cell office:value-type="float" office:value="-6139" calcext:value-type="float">
            <text:p>-6139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56]/3000)*[.E56]/10" office:value-type="float" office:value="-10.8" calcext:value-type="float">
            <text:p>-10.80</text:p>
          </table:table-cell>
          <table:table-cell table:number-columns-repeated="1018"/>
        </table:table-row>
        <table:table-row table:style-name="ro2">
          <table:table-cell office:value-type="float" office:value="-2750" calcext:value-type="float">
            <text:p>-2750</text:p>
          </table:table-cell>
          <table:table-cell office:value-type="float" office:value="-6320" calcext:value-type="float">
            <text:p>-6320</text:p>
          </table:table-cell>
          <table:table-cell office:value-type="float" office:value="-6339" calcext:value-type="float">
            <text:p>-633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7]/3000)*[.E57]/10" office:value-type="float" office:value="-10.9083333333333" calcext:value-type="float">
            <text:p>-10.91</text:p>
          </table:table-cell>
          <table:table-cell table:number-columns-repeated="1018"/>
        </table:table-row>
        <table:table-row table:style-name="ro2">
          <table:table-cell office:value-type="float" office:value="-2800" calcext:value-type="float">
            <text:p>-2800</text:p>
          </table:table-cell>
          <table:table-cell table:number-columns-repeated="2" office:value-type="float" office:value="-6360" calcext:value-type="float">
            <text:p>-636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58]/3000)*[.E58]/10" office:value-type="float" office:value="-11.2" calcext:value-type="float">
            <text:p>-11.20</text:p>
          </table:table-cell>
          <table:table-cell table:number-columns-repeated="1018"/>
        </table:table-row>
        <table:table-row table:style-name="ro2">
          <table:table-cell office:value-type="float" office:value="-2850" calcext:value-type="float">
            <text:p>-2850</text:p>
          </table:table-cell>
          <table:table-cell office:value-type="float" office:value="-6560" calcext:value-type="float">
            <text:p>-6560</text:p>
          </table:table-cell>
          <table:table-cell office:value-type="float" office:value="-6579" calcext:value-type="float">
            <text:p>-657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9]/3000)*[.E59]/10" office:value-type="float" office:value="-11.305" calcext:value-type="float">
            <text:p>-11.31</text:p>
          </table:table-cell>
          <table:table-cell table:number-columns-repeated="1018"/>
        </table:table-row>
        <table:table-row table:style-name="ro2">
          <table:table-cell office:value-type="float" office:value="-2900" calcext:value-type="float">
            <text:p>-2900</text:p>
          </table:table-cell>
          <table:table-cell table:number-columns-repeated="2" office:value-type="float" office:value="-6700" calcext:value-type="float">
            <text:p>-670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60]/3000)*[.E60]/10" office:value-type="float" office:value="-11.6" calcext:value-type="float">
            <text:p>-11.60</text:p>
          </table:table-cell>
          <table:table-cell table:number-columns-repeated="1018"/>
        </table:table-row>
        <table:table-row table:style-name="ro2">
          <table:table-cell office:value-type="float" office:value="-2950" calcext:value-type="float">
            <text:p>-2950</text:p>
          </table:table-cell>
          <table:table-cell office:value-type="float" office:value="-6760" calcext:value-type="float">
            <text:p>-6760</text:p>
          </table:table-cell>
          <table:table-cell office:value-type="float" office:value="-6779" calcext:value-type="float">
            <text:p>-6779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61]/3000)*[.E61]/10" office:value-type="float" office:value="-11.8" calcext:value-type="float">
            <text:p>-11.80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10_range300" table:style-name="ta1">
        <table:shapes>
          <draw:frame draw:z-index="0" draw:style-name="gr1" draw:text-style-name="P1" svg:width="453.63pt" svg:height="254.92pt" svg:x="757.45pt" svg:y="10.66pt">
            <draw:object draw:notify-on-update-of-ranges="step10_range300.A2:step10_range300.A32 step10_range300.B1:step10_range300.B1 step10_range300.B2:step10_range300.B3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6pt" svg:height="254.92pt" svg:x="617.5pt" svg:y="316.01pt">
            <draw:object draw:notify-on-update-of-ranges="step10_range300.A2:step10_range300.A32 step10_range300.C1:step10_range300.C1 step10_range300.C2:step10_range300.C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3]/3000)*[.E3]/10" office:value-type="float" office:value="0.04" calcext:value-type="float">
            <text:p>0.04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4]/3000)*[.E4]/10" office:value-type="float" office:value="0.08" calcext:value-type="float">
            <text:p>0.08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5]/3000)*[.E5]/10" office:value-type="float" office:value="0.12" calcext:value-type="float">
            <text:p>0.1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6]/3000)*[.E6]/10" office:value-type="float" office:value="0.16" calcext:value-type="float">
            <text:p>0.16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7]/3000)*[.E7]/10"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8]/3000)*[.E8]/10" office:value-type="float" office:value="0.24" calcext:value-type="float">
            <text:p>0.24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9]/3000)*[.E9]/10" office:value-type="float" office:value="0.28" calcext:value-type="float">
            <text:p>0.2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0]/3000)*[.E10]/10" office:value-type="float" office:value="0.32" calcext:value-type="float">
            <text:p>0.32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1]/3000)*[.E11]/10" office:value-type="float" office:value="0.36" calcext:value-type="float">
            <text:p>0.36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2]/3000)*[.E12]/10" office:value-type="float" office:value="0.4" calcext:value-type="float">
            <text:p>0.40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3]/3000)*[.E13]/10" office:value-type="float" office:value="0.44" calcext:value-type="float">
            <text:p>0.4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4]/3000)*[.E14]/1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5]/3000)*[.E15]/10" office:value-type="float" office:value="0.52" calcext:value-type="float">
            <text:p>0.52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6]/3000)*[.E16]/10" office:value-type="float" office:value="0.56" calcext:value-type="float">
            <text:p>0.56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7]/3000)*[.E17]/10" office:value-type="float" office:value="0.6" calcext:value-type="float">
            <text:p>0.60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8]/3000)*[.E18]/10" office:value-type="float" office:value="0.64" calcext:value-type="float">
            <text:p>0.64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9]/3000)*[.E19]/10" office:value-type="float" office:value="0.685666666666667" calcext:value-type="float">
            <text:p>0.69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0]/3000)*[.E20]/10" office:value-type="float" office:value="0.72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1]/3000)*[.E21]/10" office:value-type="float" office:value="0.76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2]/3000)*[.E22]/10" office:value-type="float" office:value="0.8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3]/3000)*[.E23]/10" office:value-type="float" office:value="0.84" calcext:value-type="float">
            <text:p>0.84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4]/3000)*[.E24]/10" office:value-type="float" office:value="0.88" calcext:value-type="float">
            <text:p>0.88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5]/3000)*[.E25]/10" office:value-type="float" office:value="0.92" calcext:value-type="float">
            <text:p>0.92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439" calcext:value-type="float">
            <text:p>43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6]/3000)*[.E26]/10" office:value-type="float" office:value="0.96" calcext:value-type="float">
            <text:p>0.96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27]/3000)*[.E27]/10" office:value-type="float" office:value="0.983333333333333" calcext:value-type="float">
            <text:p>0.98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8]/3000)*[.E28]/10" office:value-type="float" office:value="1.04" calcext:value-type="float">
            <text:p>1.04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9]/3000)*[.E29]/10" office:value-type="float" office:value="1.08" calcext:value-type="float">
            <text:p>1.08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30]/3000)*[.E30]/10" office:value-type="float" office:value="1.12933333333333" calcext:value-type="float">
            <text:p>1.13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office:value-type="float" office:value="560" calcext:value-type="float">
            <text:p>5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1]/3000)*[.E31]/10" office:value-type="float" office:value="1.16" calcext:value-type="float">
            <text:p>1.16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2]/3000)*[.E32]/10" office:value-type="float" office:value="1.2" calcext:value-type="float">
            <text:p>1.20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300_timePerStep1200" table:style-name="ta1">
        <table:shapes>
          <draw:frame draw:z-index="0" draw:style-name="gr1" draw:text-style-name="P1" svg:width="453.54pt" svg:height="254.92pt" svg:x="482.4pt" svg:y="39.77pt">
            <draw:object draw:notify-on-update-of-ranges="delaySpeed300_timePerStep1200.A2:delaySpeed300_timePerStep1200.A32 delaySpeed300_timePerStep1200.B1:delaySpeed300_timePerStep1200.B1 delaySpeed300_timePerStep1200.B2:delaySpeed300_timePerStep1200.B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1"/>
        <table:table-column table:style-name="co7" table:number-columns-repeated="4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600_timerPerStep2500" table:style-name="ta1">
        <table:shapes>
          <draw:frame draw:z-index="0" draw:style-name="gr1" draw:text-style-name="P1" svg:width="453.4pt" svg:height="254.92pt" svg:x="504.71pt" svg:y="21.32pt">
            <draw:object draw:notify-on-update-of-ranges="delaySpeed600_timerPerStep2500.A2:delaySpeed600_timerPerStep2500.A32 delaySpeed600_timerPerStep2500.B1:delaySpeed600_timerPerStep2500.B1 delaySpeed600_timerPerStep2500.B2:delaySpeed600_timerPerStep2500.B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4pt" svg:height="255.66pt" svg:x="504.71pt" svg:y="324.51pt">
            <draw:object draw:notify-on-update-of-ranges="delaySpeed600_timerPerStep2500.A9:delaySpeed600_timerPerStep2500.A32 delaySpeed600_timerPerStep2500.B9:delaySpeed600_timerPerStep2500.B3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74" calcext:value-type="float">
            <text:p>374</text:p>
          </table:table-cell>
          <table:table-cell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662" calcext:value-type="float">
            <text:p>662</text:p>
          </table:table-cell>
          <table:table-cell office:value-type="float" office:value="660" calcext:value-type="float">
            <text:p>66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400_timerPerStep2500" table:style-name="ta1">
        <table:shapes>
          <draw:frame draw:z-index="0" draw:style-name="gr1" draw:text-style-name="P1" svg:width="453.37pt" svg:height="255.09pt" svg:x="432.26pt" svg:y="88.81pt">
            <draw:object draw:notify-on-update-of-ranges="delaySpeed400_timerPerStep2500.A2:delaySpeed400_timerPerStep2500.A52 delaySpeed400_timerPerStep2500.B2:delaySpeed400_timerPerStep2500.B5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34pt" svg:height="255.06pt" svg:x="503.97pt" svg:y="436.25pt">
            <draw:object draw:notify-on-update-of-ranges="delaySpeed400_timerPerStep2500.A9:delaySpeed400_timerPerStep2500.A52 delaySpeed400_timerPerStep2500.B9:delaySpeed400_timerPerStep2500.B5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66" calcext:value-type="float">
            <text:p>666</text:p>
          </table:table-cell>
          <table:table-cell office:value-type="float" office:value="664" calcext:value-type="float">
            <text:p>6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" office:value-type="float" office:value="834" calcext:value-type="float">
            <text:p>8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400_timerPerStep2500_remake" table:style-name="ta1">
        <table:shapes>
          <draw:frame draw:z-index="0" draw:style-name="gr1" draw:text-style-name="P1" svg:width="453.63pt" svg:height="255.29pt" svg:x="463.46pt" svg:y="103.12pt">
            <draw:object draw:notify-on-update-of-ranges="delaySpeed400_timerPerStep2500_remake.A9:delaySpeed400_timerPerStep2500_remake.A52 delaySpeed400_timerPerStep2500_remake.B9:delaySpeed400_timerPerStep2500_remake.B5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6pt" svg:height="255.29pt" svg:x="409.32pt" svg:y="391.1pt">
            <draw:object draw:notify-on-update-of-ranges="delaySpeed400_timerPerStep2500_remake.A2:delaySpeed400_timerPerStep2500_remake.A52 delaySpeed400_timerPerStep2500_remake.B1:delaySpeed400_timerPerStep2500_remake.B1 delaySpeed400_timerPerStep2500_remake.B2:delaySpeed400_timerPerStep2500_remake.B5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7" table:number-columns-repeated="5" table:default-cell-style-name="Default"/>
        <table:table-row table:style-name="ro2">
          <table:table-cell office:value-type="string" calcext:value-type="string">
            <text:p>Comma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602" calcext:value-type="float">
            <text:p>602</text:p>
          </table:table-cell>
          <table:table-cell office:value-type="float" office:value="600" calcext:value-type="float">
            <text:p>60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20" calcext:value-type="float">
            <text:p>820</text:p>
          </table:table-cell>
          <table:table-cell office:value-type="float" office:value="818" calcext:value-type="float">
            <text:p>81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</table:table-row>
      </table:table>
      <table:table table:name="Sheet8" table:style-name="ta1">
        <table:shapes>
          <draw:frame draw:z-index="0" draw:style-name="gr1" draw:text-style-name="P1" svg:width="453.37pt" svg:height="255.09pt" svg:x="518.71pt" svg:y="130.76pt">
            <draw:object draw:notify-on-update-of-ranges="Sheet8.A2:Sheet8.A61 Sheet8.B1:Sheet8.B1 Sheet8.B2:Sheet8.B6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720" calcext:value-type="float">
            <text:p>720</text:p>
          </table:table-cell>
          <table:table-cell office:value-type="float" office:value="739" calcext:value-type="float">
            <text:p>739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880" calcext:value-type="float">
            <text:p>880</text:p>
          </table:table-cell>
          <table:table-cell office:value-type="float" office:value="860" calcext:value-type="float">
            <text:p>86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180" calcext:value-type="float">
            <text:p>1180</text:p>
          </table:table-cell>
          <table:table-cell office:value-type="float" office:value="1199" calcext:value-type="float">
            <text:p>1199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40" calcext:value-type="float">
            <text:p>1440</text:p>
          </table:table-cell>
          <table:table-cell office:value-type="float" office:value="1459" calcext:value-type="float">
            <text:p>1459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60" calcext:value-type="float">
            <text:p>1560</text:p>
          </table:table-cell>
          <table:table-cell office:value-type="float" office:value="1579" calcext:value-type="float">
            <text:p>1579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2" office:value-type="float" office:value="1660" calcext:value-type="float">
            <text:p>166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780" calcext:value-type="float">
            <text:p>1780</text:p>
          </table:table-cell>
          <table:table-cell office:value-type="float" office:value="1799" calcext:value-type="float">
            <text:p>1799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2260" calcext:value-type="float">
            <text:p>226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number-columns-repeated="2" office:value-type="float" office:value="2360" calcext:value-type="float">
            <text:p>236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number-columns-repeated="2" office:value-type="float" office:value="2520" calcext:value-type="float">
            <text:p>252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number-columns-repeated="2" office:value-type="float" office:value="2620" calcext:value-type="float">
            <text:p>262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720" calcext:value-type="float">
            <text:p>2720</text:p>
          </table:table-cell>
          <table:table-cell office:value-type="float" office:value="2739" calcext:value-type="float">
            <text:p>2739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2980" calcext:value-type="float">
            <text:p>2980</text:p>
          </table:table-cell>
          <table:table-cell office:value-type="float" office:value="2960" calcext:value-type="float">
            <text:p>2960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350" calcext:value-type="float">
            <text:p>1350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3220" calcext:value-type="float">
            <text:p>3220</text:p>
          </table:table-cell>
          <table:table-cell office:value-type="float" office:value="3239" calcext:value-type="float">
            <text:p>3239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450" calcext:value-type="float">
            <text:p>1450</text:p>
          </table:table-cell>
          <table:table-cell table:number-columns-repeated="2" office:value-type="float" office:value="3320" calcext:value-type="float">
            <text:p>332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3440" calcext:value-type="float">
            <text:p>344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550" calcext:value-type="float">
            <text:p>1550</text:p>
          </table:table-cell>
          <table:table-cell table:number-columns-repeated="2" office:value-type="float" office:value="3580" calcext:value-type="float">
            <text:p>3580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3660" calcext:value-type="float">
            <text:p>3660</text:p>
          </table:table-cell>
          <table:table-cell office:value-type="float" office:value="3699" calcext:value-type="float">
            <text:p>3699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number-columns-repeated="2" office:value-type="float" office:value="3780" calcext:value-type="float">
            <text:p>378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number-columns-repeated="2" office:value-type="float" office:value="3880" calcext:value-type="float">
            <text:p>3880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750" calcext:value-type="float">
            <text:p>175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number-columns-repeated="2" office:value-type="float" office:value="4120" calcext:value-type="float">
            <text:p>4120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4220" calcext:value-type="float">
            <text:p>4220</text:p>
          </table:table-cell>
          <table:table-cell office:value-type="float" office:value="4200" calcext:value-type="float">
            <text:p>420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number-columns-repeated="2" office:value-type="float" office:value="4360" calcext:value-type="float">
            <text:p>436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50" calcext:value-type="float">
            <text:p>1950</text:p>
          </table:table-cell>
          <table:table-cell table:number-columns-repeated="2" office:value-type="float" office:value="4460" calcext:value-type="float">
            <text:p>446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620" calcext:value-type="float">
            <text:p>4620</text:p>
          </table:table-cell>
          <table:table-cell office:value-type="float" office:value="4639" calcext:value-type="float">
            <text:p>4639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780" calcext:value-type="float">
            <text:p>4780</text:p>
          </table:table-cell>
          <table:table-cell office:value-type="float" office:value="4799" calcext:value-type="float">
            <text:p>479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4900" calcext:value-type="float">
            <text:p>4900</text:p>
          </table:table-cell>
          <table:table-cell office:value-type="float" office:value="4880" calcext:value-type="float">
            <text:p>488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150" calcext:value-type="float">
            <text:p>2150</text:p>
          </table:table-cell>
          <table:table-cell table:number-columns-repeated="2" office:value-type="float" office:value="5040" calcext:value-type="float">
            <text:p>5040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200" calcext:value-type="float">
            <text:p>2200</text:p>
          </table:table-cell>
          <table:table-cell table:number-columns-repeated="2" office:value-type="float" office:value="5100" calcext:value-type="float">
            <text:p>510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5240" calcext:value-type="float">
            <text:p>5240</text:p>
          </table:table-cell>
          <table:table-cell office:value-type="float" office:value="5220" calcext:value-type="float">
            <text:p>522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300" calcext:value-type="float">
            <text:p>2300</text:p>
          </table:table-cell>
          <table:table-cell table:number-columns-repeated="2" office:value-type="float" office:value="5380" calcext:value-type="float">
            <text:p>538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350" calcext:value-type="float">
            <text:p>2350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5540" calcext:value-type="float">
            <text:p>5540</text:p>
          </table:table-cell>
          <table:table-cell office:value-type="float" office:value="5559" calcext:value-type="float">
            <text:p>555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450" calcext:value-type="float">
            <text:p>2450</text:p>
          </table:table-cell>
          <table:table-cell table:number-columns-repeated="2" office:value-type="float" office:value="5740" calcext:value-type="float">
            <text:p>574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550" calcext:value-type="float">
            <text:p>255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600" calcext:value-type="float">
            <text:p>2600</text:p>
          </table:table-cell>
          <table:table-cell table:number-columns-repeated="2" office:value-type="float" office:value="6120" calcext:value-type="float">
            <text:p>612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650" calcext:value-type="float">
            <text:p>2650</text:p>
          </table:table-cell>
          <table:table-cell table:number-columns-repeated="2" office:value-type="float" office:value="6220" calcext:value-type="float">
            <text:p>622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700" calcext:value-type="float">
            <text:p>2700</text:p>
          </table:table-cell>
          <table:table-cell table:number-columns-repeated="2" office:value-type="float" office:value="6380" calcext:value-type="float">
            <text:p>638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750" calcext:value-type="float">
            <text:p>2750</text:p>
          </table:table-cell>
          <table:table-cell table:number-columns-repeated="2" office:value-type="float" office:value="6520" calcext:value-type="float">
            <text:p>652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6580" calcext:value-type="float">
            <text:p>6580</text:p>
          </table:table-cell>
          <table:table-cell office:value-type="float" office:value="6560" calcext:value-type="float">
            <text:p>656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6700" calcext:value-type="float">
            <text:p>6700</text:p>
          </table:table-cell>
          <table:table-cell office:value-type="float" office:value="6719" calcext:value-type="float">
            <text:p>671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6740" calcext:value-type="float">
            <text:p>6740</text:p>
          </table:table-cell>
          <table:table-cell office:value-type="float" office:value="6759" calcext:value-type="float">
            <text:p>675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950" calcext:value-type="float">
            <text:p>2950</text:p>
          </table:table-cell>
          <table:table-cell table:number-columns-repeated="2" office:value-type="float" office:value="6960" calcext:value-type="float">
            <text:p>696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0" table:style-name="ta1">
        <table:shapes>
          <draw:frame draw:z-index="0" draw:style-name="gr1" draw:text-style-name="P1" svg:width="452.86pt" svg:height="254.92pt" svg:x="519.08pt" svg:y="103.66pt">
            <draw:object draw:notify-on-update-of-ranges="Sheet10.A1:Sheet10.A1 Sheet10.A2:Sheet10.A31 Sheet10.B1:Sheet10.B1 Sheet10.B2:Sheet10.B3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 office:value-type="float" office:value="759" calcext:value-type="float">
            <text:p>759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80" calcext:value-type="float">
            <text:p>1380</text:p>
          </table:table-cell>
          <table:table-cell office:value-type="float" office:value="1360" calcext:value-type="float">
            <text:p>136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1520" calcext:value-type="float">
            <text:p>152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1680" calcext:value-type="float">
            <text:p>168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number-columns-repeated="2" office:value-type="float" office:value="2680" calcext:value-type="float">
            <text:p>268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840" calcext:value-type="float">
            <text:p>2840</text:p>
          </table:table-cell>
          <table:table-cell office:value-type="float" office:value="2820" calcext:value-type="float">
            <text:p>28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number-columns-repeated="2" office:value-type="float" office:value="2960" calcext:value-type="float">
            <text:p>296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120" calcext:value-type="float">
            <text:p>3120</text:p>
          </table:table-cell>
          <table:table-cell office:value-type="float" office:value="3100" calcext:value-type="float">
            <text:p>310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100" calcext:value-type="float">
            <text:p>2100</text:p>
          </table:table-cell>
          <table:table-cell table:number-columns-repeated="2" office:value-type="float" office:value="3340" calcext:value-type="float">
            <text:p>334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3500" calcext:value-type="float">
            <text:p>3500</text:p>
          </table:table-cell>
          <table:table-cell office:value-type="float" office:value="3480" calcext:value-type="float">
            <text:p>348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300" calcext:value-type="float">
            <text:p>2300</text:p>
          </table:table-cell>
          <table:table-cell table:number-columns-repeated="2" office:value-type="float" office:value="3660" calcext:value-type="float">
            <text:p>366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400" calcext:value-type="float">
            <text:p>2400</text:p>
          </table:table-cell>
          <table:table-cell table:number-columns-repeated="2" office:value-type="float" office:value="3820" calcext:value-type="float">
            <text:p>382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number-columns-repeated="2" office:value-type="float" office:value="3980" calcext:value-type="float">
            <text:p>398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4140" calcext:value-type="float">
            <text:p>4140</text:p>
          </table:table-cell>
          <table:table-cell office:value-type="float" office:value="4159" calcext:value-type="float">
            <text:p>4159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700" calcext:value-type="float">
            <text:p>27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4500" calcext:value-type="float">
            <text:p>4500</text:p>
          </table:table-cell>
          <table:table-cell office:value-type="float" office:value="4480" calcext:value-type="float">
            <text:p>448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900" calcext:value-type="float">
            <text:p>2900</text:p>
          </table:table-cell>
          <table:table-cell table:number-columns-repeated="2" office:value-type="float" office:value="4660" calcext:value-type="float">
            <text:p>466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8:27:36.913352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6:35:10.669008509</meta:creation-date>
    <dc:date>2016-02-21T19:00:55.955341499</dc:date>
    <meta:editing-duration>PT14H3M21S</meta:editing-duration>
    <meta:editing-cycles>22</meta:editing-cycles>
    <meta:generator>LibreOffice/4.4.2.2$Linux_X86_64 LibreOffice_project/40m0$Build-2</meta:generator>
    <meta:document-statistic meta:table-count="9" meta:cell-count="2225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37cm" svg:y="3.557cm" style:legend-expansion="high" chart:style-name="ch2"/>
        <chart:plot-area chart:style-name="ch3" table:cell-range-address="step50_range3000.A2:step50_range3000.B61 step50_range3000.B1:step50_range3000.B1" chart:data-source-has-labels="row" svg:x="0.319cm" svg:y="0.18cm" svg:width="11.899cm" svg:height="8.645cm">
          <chartooo:coordinate-region svg:x="1.311cm" svg:y="0.379cm" svg:width="10.53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50_range3000.B2:step50_range3000.B61" chart:label-cell-address="step50_range3000.B1:step50_range3000.B1" chart:class="chart:scatter">
            <chart:domain table:cell-range-address="step50_range3000.A2:step50_range3000.A61"/>
            <chart:regression-curve chart:style-name="ch7">
              <chart:equation chart:display-equation="true" chart:display-r-square="false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tep50_range3000.B1:step50_range30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A2:step50_range3000.A61</svg:desc>
                </draw:g>
              </table:table-cell>
              <table:table-cell office:value-type="float" office:value="0">
                <text:p>0</text:p>
                <draw:g>
                  <svg:desc>step50_range3000.B2:step50_range3000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33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2cm" xlink:href=".." xlink:type="simple" chart:class="chart:scatter" chart:style-name="ch1">
        <chart:legend chart:legend-position="end" svg:x="11.9cm" svg:y="3.962cm" style:legend-expansion="high" chart:style-name="ch2"/>
        <chart:plot-area chart:style-name="ch3" table:cell-range-address="delaySpeed600_timerPerStep2500.A9:delaySpeed600_timerPerStep2500.B32" svg:x="0.319cm" svg:y="0.18cm" svg:width="11.262cm" svg:height="8.66cm">
          <chartooo:coordinate-region svg:x="1.126cm" svg:y="0.379cm" svg:width="10.175cm" svg:height="7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600_timerPerStep2500.B9:delaySpeed600_timerPerStep2500.B32" chart:class="chart:scatter">
            <chart:domain table:cell-range-address="delaySpeed600_timerPerStep2500.A9:delaySpeed600_timerPerStep2500.A32"/>
            <chart:regression-curve chart:style-name="ch7">
              <chart:equation chart:display-equation="true" chart:display-r-square="fals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600_timerPerStep2500.A9:delaySpeed600_timerPerStep2500.A32</svg:desc>
                </draw:g>
              </table:table-cell>
              <table:table-cell office:value-type="float" office:value="28">
                <text:p>28</text:p>
                <draw:g>
                  <svg:desc>delaySpeed600_timerPerStep2500.B9:delaySpeed600_timerPerStep25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708">
                <text:p>7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scatter" chart:style-name="ch1">
        <chart:legend chart:legend-position="end" svg:x="13.143cm" svg:y="4.201cm" style:legend-expansion="high" chart:style-name="ch2"/>
        <chart:plot-area chart:style-name="ch3" table:cell-range-address="delaySpeed400_timerPerStep2500.A2:delaySpeed400_timerPerStep2500.B52" svg:x="0.319cm" svg:y="0.18cm" svg:width="12.505cm" svg:height="8.64cm">
          <chartooo:coordinate-region svg:x="1.126cm" svg:y="0.379cm" svg:width="11.4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.B2:delaySpeed400_timerPerStep2500.B52" chart:class="chart:scatter">
            <chart:domain table:cell-range-address="delaySpeed400_timerPerStep2500.A2:delaySpeed400_timerPerStep2500.A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400_timerPerStep2500.A2:delaySpeed400_timerPerStep2500.A52</svg:desc>
                </draw:g>
              </table:table-cell>
              <table:table-cell office:value-type="float" office:value="0">
                <text:p>0</text:p>
                <draw:g>
                  <svg:desc>delaySpeed400_timerPerStep2500.B2:delaySpeed400_timerPerStep25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44">
                <text:p>8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scatter" chart:style-name="ch1">
        <chart:legend chart:legend-position="end" svg:x="11.898cm" svg:y="3.951cm" style:legend-expansion="high" chart:style-name="ch2"/>
        <chart:plot-area chart:style-name="ch3" table:cell-range-address="delaySpeed400_timerPerStep2500.A9:delaySpeed400_timerPerStep2500.B52" svg:x="0.319cm" svg:y="0.179cm" svg:width="11.26cm" svg:height="8.641cm">
          <chartooo:coordinate-region svg:x="1.126cm" svg:y="0.378cm" svg:width="10.173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.B9:delaySpeed400_timerPerStep2500.B52" chart:class="chart:scatter">
            <chart:domain table:cell-range-address="delaySpeed400_timerPerStep2500.A9:delaySpeed400_timerPerStep2500.A52"/>
            <chart:regression-curve chart:style-name="ch7">
              <chart:equation chart:display-equation="true" chart:display-r-square="false"/>
            </chart:regression-curve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400_timerPerStep2500.A9:delaySpeed400_timerPerStep2500.A52</svg:desc>
                </draw:g>
              </table:table-cell>
              <table:table-cell office:value-type="float" office:value="2">
                <text:p>2</text:p>
                <draw:g>
                  <svg:desc>delaySpeed400_timerPerStep2500.B9:delaySpeed400_timerPerStep25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">
                <text:p>31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">
                <text:p>3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0">
                <text:p>38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0">
                <text:p>4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">
                <text:p>4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">
                <text:p>4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0">
                <text:p>4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">
                <text:p>49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844">
                <text:p>8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1.908cm" svg:y="3.955cm" style:legend-expansion="high" chart:style-name="ch2"/>
        <chart:plot-area chart:style-name="ch3" table:cell-range-address="delaySpeed400_timerPerStep2500_remake.A9:delaySpeed400_timerPerStep2500_remake.B52" svg:x="0.32cm" svg:y="0.18cm" svg:width="11.268cm" svg:height="8.647cm">
          <chartooo:coordinate-region svg:x="1.127cm" svg:y="0.379cm" svg:width="10.18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_remake.B9:delaySpeed400_timerPerStep2500_remake.B52" chart:class="chart:scatter">
            <chart:domain table:cell-range-address="delaySpeed400_timerPerStep2500_remake.A9:delaySpeed400_timerPerStep2500_remake.A52"/>
            <chart:regression-curve chart:style-name="ch7">
              <chart:equation chart:display-equation="true" chart:display-r-square="false"/>
            </chart:regression-curve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400_timerPerStep2500_remake.A9:delaySpeed400_timerPerStep2500_remake.A52</svg:desc>
                </draw:g>
              </table:table-cell>
              <table:table-cell office:value-type="float" office:value="10">
                <text:p>10</text:p>
                <draw:g>
                  <svg:desc>delaySpeed400_timerPerStep2500_remake.B9:delaySpeed400_timerPerStep2500_remake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">
                <text:p>3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">
                <text:p>35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0">
                <text:p>38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0">
                <text:p>4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">
                <text:p>4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">
                <text:p>47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0">
                <text:p>4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">
                <text:p>49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68cm" svg:y="4.204cm" style:legend-expansion="high" chart:style-name="ch2"/>
        <chart:plot-area chart:style-name="ch3" table:cell-range-address="delaySpeed400_timerPerStep2500_remake.A2:delaySpeed400_timerPerStep2500_remake.B52 delaySpeed400_timerPerStep2500_remake.B1:delaySpeed400_timerPerStep2500_remake.B1" chart:data-source-has-labels="row" svg:x="0.32cm" svg:y="0.18cm" svg:width="13.04cm" svg:height="8.647cm">
          <chartooo:coordinate-region svg:x="1.232cm" svg:y="0.379cm" svg:width="11.848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_remake.B2:delaySpeed400_timerPerStep2500_remake.B52" chart:label-cell-address="delaySpeed400_timerPerStep2500_remake.B1:delaySpeed400_timerPerStep2500_remake.B1" chart:class="chart:scatter">
            <chart:domain table:cell-range-address="delaySpeed400_timerPerStep2500_remake.A2:delaySpeed400_timerPerStep2500_remake.A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elaySpeed400_timerPerStep2500_remake.B1:delaySpeed400_timerPerStep2500_remak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400_timerPerStep2500_remake.A2:delaySpeed400_timerPerStep2500_remake.A52</svg:desc>
                </draw:g>
              </table:table-cell>
              <table:table-cell office:value-type="float" office:value="0">
                <text:p>0</text:p>
                <draw:g>
                  <svg:desc>delaySpeed400_timerPerStep2500_remake.B2:delaySpeed400_timerPerStep2500_remake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scatter" chart:style-name="ch1">
        <chart:legend chart:legend-position="end" svg:x="12.534cm" svg:y="3.555cm" style:legend-expansion="high" chart:style-name="ch2"/>
        <chart:plot-area chart:style-name="ch3" table:cell-range-address="Sheet8.A2:Sheet8.B61 Sheet8.B1:Sheet8.B1" chart:data-source-has-labels="row" svg:x="0.319cm" svg:y="0.18cm" svg:width="11.896cm" svg:height="8.64cm">
          <chartooo:coordinate-region svg:x="1.311cm" svg:y="0.379cm" svg:width="10.5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61" chart:label-cell-address="Sheet8.B1:Sheet8.B1" chart:class="chart:scatter">
            <chart:domain table:cell-range-address="Sheet8.A2:Sheet8.A61"/>
            <chart:regression-curve chart:style-name="ch7">
              <chart:equation chart:display-equation="true" chart:display-r-square="false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61</svg:desc>
                </draw:g>
              </table:table-cell>
              <table:table-cell office:value-type="float" office:value="0">
                <text:p>0</text:p>
                <draw:g>
                  <svg:desc>Sheet8.B2:Sheet8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960">
                <text:p>696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8.994cm" xlink:href=".." xlink:type="simple" chart:class="chart:scatter" chart:style-name="ch1">
        <chart:legend chart:legend-position="end" svg:x="12.516cm" svg:y="3.552cm" style:legend-expansion="high" chart:style-name="ch2"/>
        <chart:plot-area chart:style-name="ch3" table:cell-range-address="Sheet10.A1:Sheet10.B31" chart:data-source-has-labels="row" svg:x="0.319cm" svg:y="0.179cm" svg:width="11.878cm" svg:height="8.636cm">
          <chartooo:coordinate-region svg:x="1.311cm" svg:y="0.378cm" svg:width="10.514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B2:Sheet10.B31" chart:label-cell-address="Sheet10.B1:Sheet10.B1" chart:class="chart:scatter">
            <chart:domain table:cell-range-address="Sheet10.A2:Sheet10.A31"/>
            <chart:regression-curve chart:style-name="ch7">
              <chart:equation chart:display-equation="true" chart:display-r-square="fals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heet10.B1:Sheet1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0.A2:Sheet10.A31</svg:desc>
                </draw:g>
              </table:table-cell>
              <table:table-cell office:value-type="float" office:value="0">
                <text:p>0</text:p>
                <draw:g>
                  <svg:desc>Sheet10.B2:Sheet10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4660">
                <text:p>466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8.985cm" xlink:href=".." xlink:type="simple" chart:class="chart:scatter" chart:style-name="ch1">
        <chart:legend chart:legend-position="end" svg:x="11.729cm" svg:y="3.994cm" style:legend-expansion="high" chart:style-name="ch2"/>
        <chart:plot-area chart:style-name="ch3" table:cell-range-address="step50_range3000.A2:step50_range3000.A61 step50_range3000.C1:step50_range3000.C61" chart:data-source-has-labels="row" svg:x="0.32cm" svg:y="0.179cm" svg:width="11.089cm" svg:height="8.627cm">
          <chartooo:coordinate-region svg:x="1.312cm" svg:y="0.378cm" svg:width="9.72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50_range3000.C2:step50_range3000.C61" chart:label-cell-address="step50_range3000.C1:step50_range3000.C1" chart:class="chart:scatter">
            <chart:domain table:cell-range-address="step50_range3000.A2:step50_range3000.A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Speed
(unit steps/second)</text:p>
                <draw:g>
                  <svg:desc>step50_range3000.C1:step50_range30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A2:step50_range3000.A61</svg:desc>
                </draw:g>
              </table:table-cell>
              <table:table-cell office:value-type="float" office:value="0">
                <text:p>0</text:p>
                <draw:g>
                  <svg:desc>step50_range3000.C2:step50_range3000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85cm" xlink:href=".." xlink:type="simple" chart:class="chart:scatter" chart:style-name="ch1">
        <chart:legend chart:legend-position="end" svg:x="11.465cm" svg:y="3.994cm" style:legend-expansion="high" chart:style-name="ch2"/>
        <chart:plot-area chart:style-name="ch3" table:cell-range-address="step50_range3000.F1:step50_range3000.F61 step50_range3000.B2:step50_range3000.B61" chart:data-source-has-labels="row" svg:x="0.319cm" svg:y="0.179cm" svg:width="10.827cm" svg:height="8.627cm">
          <chartooo:coordinate-region svg:x="1.311cm" svg:y="0.378cm" svg:width="9.41cm" svg:height="7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p50_range3000.B2:step50_range3000.B61" chart:label-cell-address="step50_range3000.F1:step50_range3000.F1" chart:class="chart:scatter">
            <chart:domain table:cell-range-address="step50_range3000.F2:step50_range3000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stimated command
(unit Volts)</text:p>
                <draw:g>
                  <svg:desc>step50_range3000.F1:step50_range3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F2:step50_range3000.F61</svg:desc>
                </draw:g>
              </table:table-cell>
              <table:table-cell office:value-type="float" office:value="0">
                <text:p>0</text:p>
                <draw:g>
                  <svg:desc>step50_range3000.B2:step50_range3000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33333333333">
                <text:p>0.40333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166666666667">
                <text:p>1.4116666666666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5">
                <text:p>1.81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6333333333333">
                <text:p>2.1633333333333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">
                <text:p>2.4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2166666666667">
                <text:p>2.621666666666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3">
                <text:p>2.7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25">
                <text:p>3.02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666666666667">
                <text:p>3.14666666666667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2833333333333">
                <text:p>3.4283333333333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1">
                <text:p>3.51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6333333333333">
                <text:p>3.8633333333333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65">
                <text:p>4.16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2">
                <text:p>4.92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5">
                <text:p>5.2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8666666666667">
                <text:p>5.28666666666667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1">
                <text:p>5.3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4666666666667">
                <text:p>5.64666666666667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4833333333333">
                <text:p>5.8483333333333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">
                <text:p>6.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4833333333333">
                <text:p>6.1483333333333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9">
                <text:p>6.49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8666666666667">
                <text:p>6.6866666666666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8">
                <text:p>7.08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3833333333333">
                <text:p>7.3383333333333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35">
                <text:p>7.735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3">
                <text:p>8.33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5666666666667">
                <text:p>8.45666666666667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12333333333333">
                <text:p>9.12333333333333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4333333333333">
                <text:p>9.24333333333333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52">
                <text:p>9.52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71833333333333">
                <text:p>9.71833333333333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15">
                <text:p>10.115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3133333333333">
                <text:p>10.3133333333333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5116666666667">
                <text:p>10.5116666666667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71">
                <text:p>10.71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083333333333">
                <text:p>10.9083333333333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1066666666667">
                <text:p>11.1066666666667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5033333333333">
                <text:p>11.5033333333333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016666666667">
                <text:p>11.7016666666667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33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scatter" chart:style-name="ch1">
        <chart:legend chart:legend-position="end" svg:x="12.537cm" svg:y="3.547cm" style:legend-expansion="high" chart:style-name="ch2"/>
        <chart:plot-area chart:style-name="ch3" table:cell-range-address="'step-50_range3000'.A2:'step-50_range3000'.B61 'step-50_range3000'.B1:'step-50_range3000'.B1" chart:data-source-has-labels="row" svg:x="0.319cm" svg:y="0.179cm" svg:width="11.899cm" svg:height="8.627cm">
          <chartooo:coordinate-region svg:x="0.743cm" svg:y="0.378cm" svg:width="11.381cm" svg:height="8.2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-50_range3000'.B2:'step-50_range3000'.B61" chart:label-cell-address="'step-50_range3000'.B1:'step-50_range3000'.B1" chart:class="chart:scatter">
            <chart:domain table:cell-range-address="'step-50_range3000'.A2:'step-50_range3000'.A61"/>
            <chart:regression-curve chart:style-name="ch7">
              <chart:equation chart:display-equation="true" chart:display-r-square="false" svg:x="1.249cm" svg:y="1.755cm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'step-50_range3000'.B1:'step-50_range3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ep-50_range3000'.A2:'step-50_range3000'.A61</svg:desc>
                </draw:g>
              </table:table-cell>
              <table:table-cell office:value-type="float" office:value="-20">
                <text:p>-20</text:p>
                <draw:g>
                  <svg:desc>'step-50_range3000'.B2:'step-50_range3000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">
                <text:p>-1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0">
                <text:p>-15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0">
                <text:p>-2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0">
                <text:p>-25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0">
                <text:p>-35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0">
                <text:p>-40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0">
                <text:p>-45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0">
                <text:p>-500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0">
                <text:p>-550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00">
                <text:p>-600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50">
                <text:p>-650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0">
                <text:p>-70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50">
                <text:p>-75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00">
                <text:p>-800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50">
                <text:p>-850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00">
                <text:p>-900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50">
                <text:p>-950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0">
                <text:p>-1000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50">
                <text:p>-1050</text:p>
              </table:table-cell>
              <table:table-cell office:value-type="float" office:value="-2340">
                <text:p>-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00">
                <text:p>-1100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50">
                <text:p>-115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00">
                <text:p>-1200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50">
                <text:p>-1250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00">
                <text:p>-1300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50">
                <text:p>-1350</text:p>
              </table:table-cell>
              <table:table-cell office:value-type="float" office:value="-3040">
                <text:p>-3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00">
                <text:p>-1400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50">
                <text:p>-1450</text:p>
              </table:table-cell>
              <table:table-cell office:value-type="float" office:value="-3220">
                <text:p>-3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0">
                <text:p>-1500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50">
                <text:p>-1550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00">
                <text:p>-1600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50">
                <text:p>-1650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00">
                <text:p>-1700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50">
                <text:p>-1750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0">
                <text:p>-1800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850">
                <text:p>-1850</text:p>
              </table:table-cell>
              <table:table-cell office:value-type="float" office:value="-4200">
                <text:p>-4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00">
                <text:p>-1900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50">
                <text:p>-1950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00">
                <text:p>-2000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50">
                <text:p>-2050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00">
                <text:p>-2100</text:p>
              </table:table-cell>
              <table:table-cell office:value-type="float" office:value="-4760">
                <text:p>-47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50">
                <text:p>-2150</text:p>
              </table:table-cell>
              <table:table-cell office:value-type="float" office:value="-4840">
                <text:p>-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200">
                <text:p>-2200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50">
                <text:p>-2250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300">
                <text:p>-2300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350">
                <text:p>-2350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400">
                <text:p>-2400</text:p>
              </table:table-cell>
              <table:table-cell office:value-type="float" office:value="-5520">
                <text:p>-5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50">
                <text:p>-2450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500">
                <text:p>-2500</text:p>
              </table:table-cell>
              <table:table-cell office:value-type="float" office:value="-5680">
                <text:p>-5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550">
                <text:p>-2550</text:p>
              </table:table-cell>
              <table:table-cell office:value-type="float" office:value="-5840">
                <text:p>-5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600">
                <text:p>-2600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650">
                <text:p>-2650</text:p>
              </table:table-cell>
              <table:table-cell office:value-type="float" office:value="-6080">
                <text:p>-60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700">
                <text:p>-2700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750">
                <text:p>-2750</text:p>
              </table:table-cell>
              <table:table-cell office:value-type="float" office:value="-6320">
                <text:p>-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800">
                <text:p>-2800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850">
                <text:p>-2850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900">
                <text:p>-2900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50">
                <text:p>-2950</text:p>
              </table:table-cell>
              <table:table-cell office:value-type="float" office:value="-6760">
                <text:p>-67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scatter" chart:style-name="ch1">
        <chart:legend chart:legend-position="end" svg:x="11.479cm" svg:y="3.994cm" style:legend-expansion="high" chart:style-name="ch2"/>
        <chart:plot-area chart:style-name="ch3" table:cell-range-address="'step-50_range3000'.F1:'step-50_range3000'.F61 'step-50_range3000'.B2:'step-50_range3000'.B61" chart:data-source-has-labels="row" svg:x="0.319cm" svg:y="0.179cm" svg:width="10.841cm" svg:height="8.627cm">
          <chartooo:coordinate-region svg:x="0.796cm" svg:y="0.378cm" svg:width="10.032cm" svg:height="8.2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ep-50_range3000'.B2:'step-50_range3000'.B61" chart:label-cell-address="'step-50_range3000'.F1:'step-50_range3000'.F1" chart:class="chart:scatter">
            <chart:domain table:cell-range-address="'step-50_range3000'.F2:'step-50_range3000'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stimated command
(unit Volts)</text:p>
                <draw:g>
                  <svg:desc>'step-50_range3000'.F1:'step-50_range3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ep-50_range3000'.F2:'step-50_range3000'.F61</svg:desc>
                </draw:g>
              </table:table-cell>
              <table:table-cell office:value-type="float" office:value="-20">
                <text:p>-20</text:p>
                <draw:g>
                  <svg:desc>'step-50_range3000'.B2:'step-50_range3000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">
                <text:p>-0.6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">
                <text:p>-0.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">
                <text:p>-1.2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">
                <text:p>-1.4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1333333333333">
                <text:p>-1.61333333333333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">
                <text:p>-1.8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2">
                <text:p>-2.2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4">
                <text:p>-2.4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6">
                <text:p>-2.6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">
                <text:p>-2.8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925">
                <text:p>-2.92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2">
                <text:p>-3.2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">
                <text:p>-3.4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6">
                <text:p>-3.6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73666666666667">
                <text:p>-3.73666666666667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93333333333333">
                <text:p>-3.93333333333333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095">
                <text:p>-4.095</text:p>
              </table:table-cell>
              <table:table-cell office:value-type="float" office:value="-2340">
                <text:p>-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29">
                <text:p>-4.29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6">
                <text:p>-4.6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8">
                <text:p>-4.8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91666666666667">
                <text:p>-4.91666666666667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11333333333333">
                <text:p>-5.11333333333333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355">
                <text:p>-5.355</text:p>
              </table:table-cell>
              <table:table-cell office:value-type="float" office:value="-3040">
                <text:p>-3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50666666666667">
                <text:p>-5.50666666666667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99333333333333">
                <text:p>-5.99333333333333</text:p>
              </table:table-cell>
              <table:table-cell office:value-type="float" office:value="-3220">
                <text:p>-3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9">
                <text:p>-5.9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09666666666667">
                <text:p>-6.09666666666667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29333333333333">
                <text:p>-6.29333333333333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435">
                <text:p>-6.435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8666666666667">
                <text:p>-6.68666666666667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.08">
                <text:p>-7.08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33833333333333">
                <text:p>-7.33833333333333</text:p>
              </table:table-cell>
              <table:table-cell office:value-type="float" office:value="-4200">
                <text:p>-4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47333333333333">
                <text:p>-7.47333333333333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865">
                <text:p>-7.865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.86666666666667">
                <text:p>-7.86666666666667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13166666666667">
                <text:p>-8.13166666666667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26">
                <text:p>-8.26</text:p>
              </table:table-cell>
              <table:table-cell office:value-type="float" office:value="-4760">
                <text:p>-47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.52833333333333">
                <text:p>-8.52833333333333</text:p>
              </table:table-cell>
              <table:table-cell office:value-type="float" office:value="-4840">
                <text:p>-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.8">
                <text:p>-8.8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">
                <text:p>-9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12333333333333">
                <text:p>-9.12333333333333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32166666666667">
                <text:p>-9.32166666666667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52">
                <text:p>-9.52</text:p>
              </table:table-cell>
              <table:table-cell office:value-type="float" office:value="-5520">
                <text:p>-5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71833333333333">
                <text:p>-9.71833333333333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91666666666667">
                <text:p>-9.91666666666667</text:p>
              </table:table-cell>
              <table:table-cell office:value-type="float" office:value="-5680">
                <text:p>-5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115">
                <text:p>-10.115</text:p>
              </table:table-cell>
              <table:table-cell office:value-type="float" office:value="-5840">
                <text:p>-5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3133333333333">
                <text:p>-10.3133333333333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5116666666667">
                <text:p>-10.5116666666667</text:p>
              </table:table-cell>
              <table:table-cell office:value-type="float" office:value="-6080">
                <text:p>-60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.8">
                <text:p>-10.8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.9083333333333">
                <text:p>-10.9083333333333</text:p>
              </table:table-cell>
              <table:table-cell office:value-type="float" office:value="-6320">
                <text:p>-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305">
                <text:p>-11.305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.6">
                <text:p>-11.6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.8">
                <text:p>-11.8</text:p>
              </table:table-cell>
              <table:table-cell office:value-type="float" office:value="-6760">
                <text:p>-67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scatter" chart:style-name="ch1">
        <chart:legend chart:legend-position="end" svg:x="12.649cm" svg:y="3.999cm" style:legend-expansion="high" chart:style-name="ch2"/>
        <chart:plot-area chart:style-name="ch3" table:cell-range-address="step10_range300.A2:step10_range300.B32 step10_range300.B1:step10_range300.B1" chart:data-source-has-labels="row" svg:x="0.32cm" svg:y="0.179cm" svg:width="12.009cm" svg:height="8.636cm">
          <chartooo:coordinate-region svg:x="1.232cm" svg:y="0.378cm" svg:width="10.817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10_range300.B2:step10_range300.B32" chart:label-cell-address="step10_range300.B1:step10_range300.B1" chart:class="chart:scatter">
            <chart:domain table:cell-range-address="step10_range300.A2:step10_range3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tep10_range300.B1:step10_range3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10_range300.A2:step10_range300.A32</svg:desc>
                </draw:g>
              </table:table-cell>
              <table:table-cell office:value-type="float" office:value="0">
                <text:p>0</text:p>
                <draw:g>
                  <svg:desc>step10_range300.B2:step10_range3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scatter" chart:style-name="ch1">
        <chart:legend chart:legend-position="end" svg:x="11.722cm" svg:y="3.999cm" style:legend-expansion="high" chart:style-name="ch2"/>
        <chart:plot-area chart:style-name="ch3" table:cell-range-address="step10_range300.A2:step10_range300.A32 step10_range300.C1:step10_range300.C32" chart:data-source-has-labels="row" svg:x="0.32cm" svg:y="0.179cm" svg:width="11.082cm" svg:height="8.636cm">
          <chartooo:coordinate-region svg:x="1.232cm" svg:y="0.378cm" svg:width="9.89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10_range300.C2:step10_range300.C32" chart:label-cell-address="step10_range300.C1:step10_range300.C1" chart:class="chart:scatter">
            <chart:domain table:cell-range-address="step10_range300.A2:step10_range3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Speed
(unit steps/second)</text:p>
                <draw:g>
                  <svg:desc>step10_range300.C1:step10_range3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10_range300.A2:step10_range300.A32</svg:desc>
                </draw:g>
              </table:table-cell>
              <table:table-cell office:value-type="float" office:value="0">
                <text:p>0</text:p>
                <draw:g>
                  <svg:desc>step10_range300.C2:step10_range300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legend chart:legend-position="end" svg:x="12.646cm" svg:y="3.999cm" style:legend-expansion="high" chart:style-name="ch2"/>
        <chart:plot-area chart:style-name="ch3" table:cell-range-address="delaySpeed300_timePerStep1200.A2:delaySpeed300_timePerStep1200.B32 delaySpeed300_timePerStep1200.B1:delaySpeed300_timePerStep1200.B1" chart:data-source-has-labels="row" svg:x="0.32cm" svg:y="0.179cm" svg:width="12.006cm" svg:height="8.636cm">
          <chartooo:coordinate-region svg:x="1.232cm" svg:y="0.378cm" svg:width="10.814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300_timePerStep1200.B2:delaySpeed300_timePerStep1200.B32" chart:label-cell-address="delaySpeed300_timePerStep1200.B1:delaySpeed300_timePerStep1200.B1" chart:class="chart:scatter">
            <chart:domain table:cell-range-address="delaySpeed300_timePerStep1200.A2:delaySpeed300_timePerStep12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delaySpeed300_timePerStep1200.B1:delaySpeed300_timePerStep12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300_timePerStep1200.A2:delaySpeed300_timePerStep1200.A32</svg:desc>
                </draw:g>
              </table:table-cell>
              <table:table-cell office:value-type="float" office:value="0">
                <text:p>0</text:p>
                <draw:g>
                  <svg:desc>delaySpeed300_timePerStep1200.B2:delaySpeed300_timePerStep12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94cm" xlink:href=".." xlink:type="simple" chart:class="chart:scatter" chart:style-name="ch1">
        <chart:legend chart:legend-position="end" svg:x="12.641cm" svg:y="3.999cm" style:legend-expansion="high" chart:style-name="ch2"/>
        <chart:plot-area chart:style-name="ch3" table:cell-range-address="delaySpeed600_timerPerStep2500.A2:delaySpeed600_timerPerStep2500.B32 delaySpeed600_timerPerStep2500.B1:delaySpeed600_timerPerStep2500.B1" chart:data-source-has-labels="row" svg:x="0.319cm" svg:y="0.179cm" svg:width="12.003cm" svg:height="8.636cm">
          <chartooo:coordinate-region svg:x="1.126cm" svg:y="0.378cm" svg:width="10.91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600_timerPerStep2500.B2:delaySpeed600_timerPerStep2500.B32" chart:label-cell-address="delaySpeed600_timerPerStep2500.B1:delaySpeed600_timerPerStep2500.B1" chart:class="chart:scatter">
            <chart:domain table:cell-range-address="delaySpeed600_timerPerStep2500.A2:delaySpeed600_timerPerStep25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delaySpeed600_timerPerStep2500.B1:delaySpeed600_timerPerStep25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600_timerPerStep2500.A2:delaySpeed600_timerPerStep2500.A32</svg:desc>
                </draw:g>
              </table:table-cell>
              <table:table-cell office:value-type="float" office:value="0">
                <text:p>0</text:p>
                <draw:g>
                  <svg:desc>delaySpeed600_timerPerStep2500.B2:delaySpeed600_timerPerStep25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708">
                <text:p>7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